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C0000001CE6AF880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NewRomanPSMT" svg:font-family="TimesNewRomanPSMT"/>
    <style:font-face style:name="Courier" svg:font-family="Courier" style:font-adornments="Regular" style:font-family-generic="roman" style:font-pitch="fixed"/>
    <style:font-face style:name="Arial Unicode MS" svg:font-family="'Arial Unicode MS'" style:font-pitch="variable"/>
    <style:font-face style:name="HG Mincho Light J" svg:font-family="'HG Mincho Light J'" style:font-pitch="variable"/>
    <style:font-face style:name="HGP創英角ｺﾞｼｯｸUB" svg:font-family="HGP創英角ｺﾞｼｯｸUB" style:font-family-generic="modern" style:font-pitch="variable"/>
    <style:font-face style:name="ＭＳ Ｐゴシック" svg:font-family="'ＭＳ Ｐゴシック'" style:font-family-generic="modern" style:font-pitch="variable"/>
    <style:font-face style:name="Bookman Old Style" svg:font-family="'Bookman Old Style'" style:font-adornments="Normale" style:font-family-generic="roman"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rial" svg:font-family="Arial" style:font-adornments="Normale" style:font-family-generic="swiss" style:font-pitch="variable"/>
    <style:font-face style:name="Verdana" svg:font-family="Verdana" style:font-adornments="Grassetto" style:font-family-generic="swiss" style:font-pitch="variable"/>
  </office:font-face-decls>
  <office:automatic-styles>
    <style:style style:name="表1" style:family="table">
      <style:table-properties style:width="16.999cm" table:align="margins"/>
    </style:style>
    <style:style style:name="表1.A" style:family="table-column">
      <style:table-column-properties style:column-width="6.295cm" style:rel-column-width="24272*"/>
    </style:style>
    <style:style style:name="表1.B" style:family="table-column">
      <style:table-column-properties style:column-width="10.703cm" style:rel-column-width="41263*"/>
    </style:style>
    <style:style style:name="表1.A1" style:family="table-cell">
      <style:table-cell-properties style:vertical-align="middle" fo:padding="0.097cm" fo:border-left="0.002cm solid #000000" fo:border-right="none" fo:border-top="0.002cm solid #000000" fo:border-bottom="0.002cm solid #000000"/>
    </style:style>
    <style:style style:name="表1.B1" style:family="table-cell">
      <style:table-cell-properties style:vertical-align="middle" fo:padding="0.097cm" fo:border="0.002cm solid #000000"/>
    </style:style>
    <style:style style:name="表1.A2" style:family="table-cell">
      <style:table-cell-properties fo:padding="0.097cm" fo:border-left="0.002cm solid #000000" fo:border-right="none" fo:border-top="none" fo:border-bottom="0.002cm solid #000000"/>
    </style:style>
    <style:style style:name="表1.B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style:language-asian="ja" style:country-asian="JP"/>
    </style:style>
    <style:style style:name="P2" style:family="paragraph" style:parent-style-name="Text">
      <style:text-properties fo:font-size="26pt" style:font-size-asian="26pt" style:font-size-complex="26pt"/>
    </style:style>
    <style:style style:name="P3" style:family="paragraph" style:parent-style-name="Text">
      <style:paragraph-properties fo:text-align="start" style:justify-single-word="false"/>
    </style:style>
    <style:style style:name="P4" style:family="paragraph" style:parent-style-name="Heading">
      <style:paragraph-properties fo:margin-left="0cm" fo:margin-right="0cm" fo:text-indent="0cm" style:auto-text-indent="false" fo:break-before="page"/>
      <style:text-properties style:language-asian="ja" style:country-asian="JP"/>
    </style:style>
    <style:style style:name="P5" style:family="paragraph" style:parent-style-name="Text_20_body_20_1">
      <style:paragraph-properties fo:margin-left="0cm" fo:margin-right="0cm" fo:text-indent="0cm" style:auto-text-indent="false"/>
    </style:style>
    <style:style style:name="P6" style:family="paragraph" style:parent-style-name="Text_20_body_20_1">
      <style:paragraph-properties fo:margin-left="0cm" fo:margin-right="0cm" fo:text-indent="0cm" style:auto-text-indent="false"/>
      <style:text-properties style:language-asian="ja" style:country-asian="JP"/>
    </style:style>
    <style:style style:name="P7" style:family="paragraph" style:parent-style-name="Text_20_body_20_2">
      <style:paragraph-properties fo:margin-left="0cm" fo:margin-right="0cm" fo:text-indent="0cm" style:auto-text-indent="false"/>
      <style:text-properties style:language-asian="ja" style:country-asian="JP"/>
    </style:style>
    <style:style style:name="P8" style:family="paragraph" style:parent-style-name="Text_20_body_20_3">
      <style:paragraph-properties fo:margin-left="0cm" fo:margin-right="0cm" fo:text-indent="0cm" style:auto-text-indent="false"/>
      <style:text-properties style:language-asian="ja" style:country-asian="JP"/>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5">
      <style:paragraph-properties>
        <style:tab-stops>
          <style:tab-stop style:position="15.002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Text_20_body_20_1">
      <style:paragraph-properties fo:break-before="page"/>
    </style:style>
    <style:style style:name="P14" style:family="paragraph" style:parent-style-name="Text_20_body_20_3">
      <style:paragraph-properties fo:break-before="page"/>
      <style:text-properties style:language-asian="ja" style:country-asian="JP"/>
    </style:style>
    <style:style style:name="P15" style:family="paragraph" style:parent-style-name="Heading_20_5">
      <style:paragraph-properties fo:break-before="page"/>
    </style:style>
    <style:style style:name="P16" style:family="paragraph" style:parent-style-name="Text_20_body_20_2">
      <style:text-properties style:language-asian="ja" style:country-asian="JP"/>
    </style:style>
    <style:style style:name="P17" style:family="paragraph" style:parent-style-name="Text_20_body_20_2">
      <style:text-properties fo:font-size="10.5pt" style:font-size-asian="10.5pt" style:language-asian="ja" style:country-asian="JP" style:font-size-complex="10.5pt"/>
    </style:style>
    <style:style style:name="P18" style:family="paragraph" style:parent-style-name="Heading_20_3">
      <style:text-properties style:language-asian="ja" style:country-asian="JP"/>
    </style:style>
    <style:style style:name="P19" style:family="paragraph" style:parent-style-name="Heading_20_3">
      <style:text-properties style:font-name="TimesNewRomanPSMT" fo:font-size="14pt" style:font-name-asian="TimesNewRomanPSMT" style:font-size-asian="14pt" style:language-asian="ja" style:country-asian="JP" style:font-name-complex="TimesNewRomanPSMT" style:font-size-complex="14pt"/>
    </style:style>
    <style:style style:name="P20" style:family="paragraph" style:parent-style-name="Text_20_body_20_3">
      <style:text-properties style:language-asian="ja" style:country-asian="JP"/>
    </style:style>
    <style:style style:name="P21" style:family="paragraph" style:parent-style-name="Text_20_body_20_3">
      <style:text-properties fo:font-size="9pt" style:font-size-asian="9pt" style:language-asian="ja" style:country-asian="JP" style:font-size-complex="9pt"/>
    </style:style>
    <style:style style:name="P22" style:family="paragraph" style:parent-style-name="Text_20_body_20_3">
      <style:text-properties style:use-window-font-color="true" style:language-asian="ja" style:country-asian="JP"/>
    </style:style>
    <style:style style:name="P23" style:family="paragraph" style:parent-style-name="Text_20_body_20_3">
      <style:text-properties fo:color="#ff6633"/>
    </style:style>
    <style:style style:name="P24" style:family="paragraph" style:parent-style-name="Text_20_body_20_3">
      <style:text-properties style:text-underline-style="none" fo:font-weight="normal" style:language-asian="ja" style:country-asian="JP" style:font-weight-asian="normal" style:font-weight-complex="normal"/>
    </style:style>
    <style:style style:name="P25" style:family="paragraph" style:parent-style-name="Text_20_body_20_3">
      <style:text-properties fo:font-weight="normal" style:language-asian="ja" style:country-asian="JP" style:font-weight-asian="normal" style:font-weight-complex="normal"/>
    </style:style>
    <style:style style:name="P26" style:family="paragraph" style:parent-style-name="Heading_20_1">
      <style:text-properties style:language-asian="ja" style:country-asian="JP"/>
    </style:style>
    <style:style style:name="P27" style:family="paragraph" style:parent-style-name="Text_20_body_20_1">
      <style:text-properties style:language-asian="ja" style:country-asian="JP"/>
    </style:style>
    <style:style style:name="P28" style:family="paragraph" style:parent-style-name="Text_20_body_20_1">
      <style:text-properties style:use-window-font-color="true" fo:font-weight="bold" style:language-asian="ja" style:country-asian="JP" style:font-weight-asian="bold" style:font-weight-complex="bold"/>
    </style:style>
    <style:style style:name="P29" style:family="paragraph" style:parent-style-name="Outlined_20_text">
      <style:text-properties style:language-asian="ja" style:country-asian="JP"/>
    </style:style>
    <style:style style:name="P30" style:family="paragraph" style:parent-style-name="Text_20_body_20_1">
      <style:paragraph-properties fo:margin-left="2.205cm" fo:margin-right="0cm" fo:text-indent="0cm" style:auto-text-indent="false"/>
      <style:text-properties style:language-asian="ja" style:country-asian="JP"/>
    </style:style>
    <style:style style:name="P31" style:family="paragraph" style:parent-style-name="Table_20_Heading">
      <style:text-properties style:font-name="ＭＳ Ｐゴシック" fo:font-weight="bold" style:font-name-asian="ＭＳ Ｐゴシック" style:language-asian="ja" style:country-asian="JP" style:font-weight-asian="bold" style:font-weight-complex="bold"/>
    </style:style>
    <style:style style:name="P32" style:family="paragraph" style:parent-style-name="Table_20_Heading">
      <style:text-properties style:font-name="ＭＳ Ｐゴシック" style:font-name-asian="ＭＳ Ｐゴシック" style:language-asian="ja" style:country-asian="JP"/>
    </style:style>
    <style:style style:name="P33" style:family="paragraph" style:parent-style-name="Table_20_Contents">
      <style:text-properties style:language-asian="ja" style:country-asian="JP"/>
    </style:style>
    <style:style style:name="P34" style:family="paragraph" style:parent-style-name="Text_20_body_20_1" style:list-style-name="L5">
      <style:text-properties style:language-asian="ja" style:country-asian="JP"/>
    </style:style>
    <style:style style:name="P35" style:family="paragraph" style:parent-style-name="Text_20_body_20_1" style:list-style-name="L5">
      <style:text-properties style:language-asian="ja" style:country-asian="JP"/>
    </style:style>
    <style:style style:name="P36" style:family="paragraph" style:parent-style-name="Text_20_body_20_1" style:list-style-name="L5">
      <style:text-properties style:language-asian="ja" style:country-asian="JP"/>
    </style:style>
    <style:style style:name="P37" style:family="paragraph" style:parent-style-name="Text_20_body_20_1" style:list-style-name="L5">
      <style:text-properties style:language-asian="ja" style:country-asian="JP"/>
    </style:style>
    <style:style style:name="P38" style:family="paragraph" style:parent-style-name="Text_20_body_20_1" style:list-style-name="L5">
      <style:text-properties style:language-asian="ja" style:country-asian="JP"/>
    </style:style>
    <style:style style:name="P39" style:family="paragraph" style:parent-style-name="Text_20_body_20_1" style:list-style-name="L5">
      <style:text-properties style:language-asian="ja" style:country-asian="JP"/>
    </style:style>
    <style:style style:name="P40" style:family="paragraph" style:parent-style-name="Text_20_body_20_3" style:list-style-name="L1">
      <style:text-properties style:language-asian="ja" style:country-asian="JP"/>
    </style:style>
    <style:style style:name="P41" style:family="paragraph" style:parent-style-name="Text_20_body_20_3" style:list-style-name="L1">
      <style:text-properties style:language-asian="ja" style:country-asian="JP"/>
    </style:style>
    <style:style style:name="P42" style:family="paragraph" style:parent-style-name="Text_20_body_20_3" style:list-style-name="L2">
      <style:text-properties style:language-asian="ja" style:country-asian="JP"/>
    </style:style>
    <style:style style:name="P43" style:family="paragraph" style:parent-style-name="Text_20_body_20_3" style:list-style-name="L2">
      <style:text-properties style:language-asian="ja" style:country-asian="JP"/>
    </style:style>
    <style:style style:name="P44" style:family="paragraph" style:parent-style-name="Text_20_body_20_3" style:list-style-name="L2">
      <style:text-properties style:language-asian="ja" style:country-asian="JP"/>
    </style:style>
    <style:style style:name="P45" style:family="paragraph" style:parent-style-name="Text_20_body_20_3" style:list-style-name="L2">
      <style:text-properties style:language-asian="ja" style:country-asian="JP"/>
    </style:style>
    <style:style style:name="P46" style:family="paragraph" style:parent-style-name="Text_20_body_20_3" style:list-style-name="L3">
      <style:text-properties style:language-asian="ja" style:country-asian="JP"/>
    </style:style>
    <style:style style:name="P47" style:family="paragraph" style:parent-style-name="Text_20_body_20_3" style:list-style-name="L3">
      <style:text-properties style:language-asian="ja" style:country-asian="JP"/>
    </style:style>
    <style:style style:name="P48" style:family="paragraph" style:parent-style-name="Text_20_body_20_3" style:list-style-name="L3">
      <style:text-properties style:language-asian="ja" style:country-asian="JP"/>
    </style:style>
    <style:style style:name="P49" style:family="paragraph" style:parent-style-name="Text_20_body_20_3" style:list-style-name="L3">
      <style:text-properties style:language-asian="ja" style:country-asian="JP"/>
    </style:style>
    <style:style style:name="P50" style:family="paragraph" style:parent-style-name="Text_20_body_20_3" style:list-style-name="L3">
      <style:text-properties style:language-asian="ja" style:country-asian="JP"/>
    </style:style>
    <style:style style:name="P51" style:family="paragraph" style:parent-style-name="Text_20_body_20_3" style:list-style-name="L3">
      <style:text-properties style:language-asian="ja" style:country-asian="JP"/>
    </style:style>
    <style:style style:name="P52" style:family="paragraph" style:parent-style-name="Text_20_body_20_3" style:list-style-name="L4">
      <style:text-properties style:language-asian="ja" style:country-asian="JP"/>
    </style:style>
    <style:style style:name="P53" style:family="paragraph" style:parent-style-name="Text_20_body_20_3" style:list-style-name="L4"/>
    <style:style style:name="P54" style:family="paragraph" style:parent-style-name="Text_20_body_20_3" style:list-style-name="L4"/>
    <style:style style:name="P55" style:family="paragraph" style:parent-style-name="Text_20_body_20_3" style:list-style-name="L4"/>
    <style:style style:name="P56" style:family="paragraph" style:parent-style-name="Heading_20_1" style:master-page-name="">
      <style:paragraph-properties fo:break-before="page"/>
    </style:style>
    <style:style style:name="P57" style:family="paragraph" style:parent-style-name="Text" style:master-page-name="First_20_Page"/>
    <style:style style:name="T1" style:family="text">
      <style:text-properties style:language-asian="ja" style:country-asian="JP"/>
    </style:style>
    <style:style style:name="T2" style:family="text">
      <style:text-properties fo:font-size="22pt" style:font-size-asian="22pt" style:font-size-complex="22pt"/>
    </style:style>
    <style:style style:name="T3" style:family="text">
      <style:text-properties fo:font-size="20pt" style:font-name-asian="HGP創英角ｺﾞｼｯｸUB" style:font-size-asian="20pt" style:language-asian="ja" style:country-asian="JP" style:font-size-complex="20pt"/>
    </style:style>
    <style:style style:name="T4" style:family="text">
      <style:text-properties style:use-window-font-color="true"/>
    </style:style>
    <style:style style:name="T5" style:family="text">
      <style:text-properties style:use-window-font-color="true" style:language-asian="ja" style:country-asian="JP"/>
    </style:style>
    <style:style style:name="T6" style:family="text">
      <style:text-properties style:use-window-font-color="true" fo:font-weight="bold" style:font-weight-asian="bold" style:font-weight-complex="bold"/>
    </style:style>
    <style:style style:name="T7" style:family="text">
      <style:text-properties style:use-window-font-color="true" fo:font-weight="bold" style:language-asian="ja" style:country-asian="JP" style:font-weight-asian="bold" style:font-weight-complex="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style:language-asian="ja" style:country-asian="JP" style:font-weight-asian="bold" style:font-weight-complex="bold"/>
    </style:style>
    <style:style style:name="T12" style:family="text">
      <style:text-properties fo:color="#800000"/>
    </style:style>
    <style:style style:name="T13" style:family="text">
      <style:text-properties fo:color="#800000" fo:font-weight="bold" style:font-weight-asian="bold" style:font-weight-complex="bold"/>
    </style:style>
    <style:style style:name="T14" style:family="text">
      <style:text-properties fo:color="#800000" fo:font-weight="bold" style:language-asian="ja" style:country-asian="JP" style:font-weight-asian="bold" style:font-weight-complex="bold"/>
    </style:style>
    <style:style style:name="T1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form:form form:name="apart" form:apply-filter="true" form:enctype="multipart/formdata" form:method="post" form:control-implementation="ooo:com.sun.star.form.component.Form" office:target-frame="" xlink:href="/~torum/reps/app/reps.cgi">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Text"/>
      <text:p text:style-name="Text"/>
      <text:p text:style-name="Text"/>
      <text:p text:style-name="Text"><text:span text:style-name="T2">REPS</text:span> – <text:span text:style-name="T3">不動産物件検索</text:span><text:span text:style-name="T1">CGI　</text:span></text:p>
      <text:p text:style-name="P2">【<text:span text:style-name="T1">管理・カスタマイズ マニュアル</text:span>】</text:p>
      <text:p text:style-name="Text"/>
      <text:p text:style-name="Text"/>
      <text:p text:style-name="P3"/>
      <text:p text:style-name="P3"/>
      <text:p text:style-name="P4">目次</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1初めに...<text:tab/>3</text:p>
          <text:p text:style-name="P10">1.1 REPSとは<text:tab/>3</text:p>
          <text:p text:style-name="P10">1.2 対象<text:tab/>3</text:p>
          <text:p text:style-name="P10">1.3 概要<text:tab/>3</text:p>
          <text:p text:style-name="P9">2管理画面の各機能<text:tab/>4</text:p>
          <text:p text:style-name="P10">2.1管理画面へのアクセス<text:tab/>4</text:p>
          <text:p text:style-name="P10">2.2管理画面で出来る事<text:tab/>4</text:p>
          <text:p text:style-name="P9">3一般検索画面の各機能<text:tab/>6</text:p>
          <text:p text:style-name="P10">3.1一般検索画面へのアクセス<text:tab/>6</text:p>
          <text:p text:style-name="P10">3.2一般検索の流れ<text:tab/>7</text:p>
          <text:p text:style-name="P10">3.3検索<text:tab/>8</text:p>
          <text:p text:style-name="P10">3.4一覧<text:tab/>8</text:p>
          <text:p text:style-name="P10">3.5詳細表示<text:tab/>8</text:p>
          <text:p text:style-name="P10">3.6問い合わせ<text:tab/>8</text:p>
          <text:p text:style-name="P9">4バックアップ・リストア<text:tab/>8</text:p>
          <text:p text:style-name="P10">4.1バックアップとは<text:tab/>8</text:p>
          <text:p text:style-name="P10">4.2リストアとは<text:tab/>9</text:p>
          <text:p text:style-name="P9">5 インポート・エクスポート<text:tab/>10</text:p>
          <text:p text:style-name="P10">5.1インポートとは<text:tab/>10</text:p>
          <text:p text:style-name="P10">5.2エクスポートとは<text:tab/>10</text:p>
          <text:p text:style-name="P10">5.3データ定義<text:tab/>10</text:p>
          <text:p text:style-name="P9">6その他の機能<text:tab/>13</text:p>
          <text:p text:style-name="P10">6.1携帯・モバイル機器での閲覧・検索に対応<text:tab/>13</text:p>
          <text:p text:style-name="P10">6.2Atom（XML）フィードによる更新情報の配信<text:tab/>13</text:p>
          <text:p text:style-name="P9">7 一般検索画面のカスタマイズ<text:tab/>14</text:p>
          <text:p text:style-name="P10">7.1テンプレートとは<text:tab/>14</text:p>
          <text:p text:style-name="P10">7.2カスタマイズ手順<text:tab/>16</text:p>
          <text:p text:style-name="P10">7.3変更するファイル<text:tab/>17</text:p>
          <text:p text:style-name="P11">テンプレートファイルとその説明一覧<text:tab/>20</text:p>
        </text:index-body>
      </text:table-of-content>
      <text:p text:style-name="Text_20_body"/>
      <text:list text:style-name="Outline">
        <text:list-item>
          <text:h text:style-name="P56" text:outline-level="1"><text:span text:style-name="T1">初めに</text:span>...</text:h>
        </text:list-item>
      </text:list>
      <text:p text:style-name="Text_20_body_20_1"/>
      <text:list text:style-name="Outline" text:continue-numbering="true">
        <text:list-item>
          <text:list text:continue-numbering="true">
            <text:list-item>
              <text:h text:style-name="Heading_20_2" text:outline-level="2"><text:s/><text:span text:style-name="T1">REPSとは</text:span></text:h>
            </text:list-item>
          </text:list>
        </text:list-item>
      </text:list>
      <text:p text:style-name="P16">REPSはWebアプリケーションです。ホームページ上で動作するソフトウェアで、不動産物件情報の管理と公開を目的として開発されました。</text:p>
      <text:p text:style-name="P16"/>
      <text:p text:style-name="P16">主な機能は、不動産物件情報の登録、管理、検索、公開です。このマニュアルでは、これらの機能の紹介、及びその他の管理機能の解説をいたします。</text:p>
      <text:p text:style-name="P16"/>
      <text:p text:style-name="P16">カスタマイズを行なう場合もこのマニュアルの内容をひと通り目を通していただけると、作業もスムーズに行くと思います。</text:p>
      <text:list text:style-name="Outline" text:continue-numbering="true">
        <text:list-item>
          <text:list text:continue-numbering="true">
            <text:list-item>
              <text:h text:style-name="Heading_20_2" text:outline-level="2"><text:s/><text:span text:style-name="T1">対象</text:span></text:h>
            </text:list-item>
          </text:list>
        </text:list-item>
      </text:list>
      <text:p text:style-name="P16">このマニュアルでは、既にREPSの設置と動作確認が済んだ段階でお読みいただくものです。運用の管理者または担当の方及びカスタマイズを行なう方を想定しております。</text:p>
      <text:list text:style-name="Outline" text:continue-numbering="true">
        <text:list-item>
          <text:list text:continue-numbering="true">
            <text:list-item>
              <text:h text:style-name="Heading_20_2" text:outline-level="2"><text:s/><text:span text:style-name="T1">概要</text:span></text:h>
            </text:list-item>
          </text:list>
        </text:list-item>
      </text:list>
      <text:p text:style-name="P16">まずはREPSの基本的概念をご説明いたします。</text:p>
      <text:p text:style-name="P18">管理画面と一般検索画面</text:p>
      <text:p text:style-name="P20">管理画面とは、ユーザーIDとパスワードを用いてログインし、認証されたユーザーだけが、操作できる画面です。通常、物件情報を登録したりする方が利用します。</text:p>
      <text:p text:style-name="P20">一般検索画面は、ホームページ訪問者が物件を検索して、問い合わせをしたりする画面です。</text:p>
      <text:p text:style-name="P20">これらは、はっきりと区別されています。</text:p>
      <text:p text:style-name="P18">管理ユーザーと一般ユーザー</text:p>
      <text:p text:style-name="P20">管理ユーザーとは、REPSをインストールした際に作られる特別のユーザーで、運営の管理をする担当の方が用います。この管理ユーザーは、通常の機能だけでなく、管理機能を変更出来る唯一のユーザーです。</text:p>
      <text:p text:style-name="P20">管理ユーザー以外のユーザーはすべて一般ユーザーで、通常の操作をするユーザーです。</text:p>
      <text:p text:style-name="P20"/>
      <text:p text:style-name="P20">一般ユーザーと管理ユーザーが出来る操作は下記の通りです：</text:p>
      <text:list text:style-name="L1">
        <text:list-item>
          <text:p text:style-name="P40">物件情報の登録、変更、削除</text:p>
        </text:list-item>
        <text:list-item>
          <text:p text:style-name="P40">自分のユーザー情報の変更</text:p>
        </text:list-item>
      </text:list>
      <text:p text:style-name="P20"/>
      <text:p text:style-name="P20">管理ユーザーだけが出来る操作は下記の通りです：</text:p>
      <text:list text:style-name="L2">
        <text:list-item>
          <text:p text:style-name="P42">ユーザーの追加、削除</text:p>
        </text:list-item>
        <text:list-item>
          <text:p text:style-name="P42">会社情報の登録、変更</text:p>
        </text:list-item>
        <text:list-item>
          <text:p text:style-name="P42">ユーザーの一覧と各ユーザー登録物件の一覧</text:p>
        </text:list-item>
        <text:list-item>
          <text:p text:style-name="P42">バックアップ・リストア、エクスポート・インポート<text:line-break/></text:p>
        </text:list-item>
      </text:list>
      <text:p text:style-name="P21">＊これらの機能は後で解説いたします。</text:p>
      <text:p text:style-name="Text_20_body_20_2"/>
      <text:list text:style-name="Outline" text:continue-numbering="true">
        <text:list-item>
          <text:h text:style-name="P26" text:outline-level="1">管理画面の各機能</text:h>
        </text:list-item>
      </text:list>
      <text:p text:style-name="P5"/>
      <text:list text:style-name="Outline" text:continue-numbering="true">
        <text:list-item>
          <text:list text:continue-numbering="true">
            <text:list-item>
              <text:h text:style-name="Heading_20_2" text:outline-level="2">管理画面へのアクセス</text:h>
            </text:list-item>
          </text:list>
        </text:list-item>
      </text:list>
      <text:p text:style-name="Text_20_body_20_2"><text:span text:style-name="T1">管理</text:span>画面へのアクセスは、<text:span text:style-name="T1">CGI設置＆初期化時と同様です。</text:span></text:p>
      <text:p text:style-name="P16"/>
      <text:p text:style-name="Text_20_body_20_2">もしトップページがhttp://www.example.com/<text:span text:style-name="T1">とし</text:span>、REPS 本体を、app という</text:p>
      <text:p text:style-name="Text_20_body_20_2">ディレクトリ（<text:a xlink:type="simple" xlink:href="http://www.example.com/app/">http://www.example.com/app/</text:a>）にインストールした場合。</text:p>
      <text:p text:style-name="Text_20_body_20_2">管理画面は、</text:p>
      <text:p text:style-name="Text_20_body_20_2"><text:a xlink:type="simple" xlink:href="http://www.example.com/app/reps.cgi">http://www.example.com/app/reps.cgi</text:a></text:p>
      <text:p text:style-name="P16">となります。</text:p>
      <text:p text:style-name="P16"/>
      <text:p text:style-name="P16">初期化時に作った管理ユーザー名とパスワード、または作成したユーザー名とパスワードでログインします。</text:p>
      <text:p text:style-name="P16"/>
      <text:list text:style-name="Outline" text:continue-numbering="true">
        <text:list-item>
          <text:list text:continue-numbering="true">
            <text:list-item>
              <text:h text:style-name="Heading_20_2" text:outline-level="2">管理画面で出来る事</text:h>
            </text:list-item>
          </text:list>
        </text:list-item>
      </text:list>
      <text:p text:style-name="P27"/>
      <text:p text:style-name="Text_20_body_20_2">管理画面で出来る事は、大きく分けて「物件情報の管理」、「ユーザー情報（会社情報）の設定」、「<text:span text:style-name="T1">システム管理</text:span>機能」の三つがあります。</text:p>
      <text:p text:style-name="Text_20_body_20_2"/>
      <text:p text:style-name="Text_20_body_20_2">メイン画面には、統計情報として、登録済みの物件数と公開中の物件数、及び、一般<text:span text:style-name="T1">向け</text:span>の物件<text:span text:style-name="T1">詳細ページ</text:span>の閲覧回数<text:span text:style-name="T1">（注）</text:span>と問い合わせメール送信回数（それぞれ上位５件）が表示されます。</text:p>
      <text:p text:style-name="Text_20_body_20_2">これらの統計情報により、どの物件がもっとも人気があったか、人気つまり、訪問者の興味が実際に問い合わせに結びついているかどうかなど、マーケティングまたは検索条件や賃料設定をする際の等の判断材料となることを期待しています。</text:p>
      <text:p text:style-name="P17">（注）管理画面にログインした状態で一般向けの物件詳細ページを閲覧すると、統計情報にはカウントされません。</text:p>
      <text:p text:style-name="Heading_20_3">物件情報の管理</text:p>
      <text:p text:style-name="P20">管理画面では、</text:p>
      <text:list text:style-name="L3">
        <text:list-item>
          <text:p text:style-name="P46">賃貸：住居用</text:p>
        </text:list-item>
        <text:list-item>
          <text:p text:style-name="P46">賃貸：事業用</text:p>
        </text:list-item>
        <text:list-item>
          <text:p text:style-name="P46">売買：土地</text:p>
        </text:list-item>
        <text:list-item>
          <text:p text:style-name="P46">売買：マンション</text:p>
        </text:list-item>
        <text:list-item>
          <text:p text:style-name="P46">売買：一戸建て</text:p>
        </text:list-item>
        <text:list-item>
          <text:p text:style-name="P46">売買：<text:span text:style-name="T1">投資</text:span>用</text:p>
        </text:list-item>
      </text:list>
      <text:p text:style-name="P20">の種類の物件情報を取り扱います。それぞれに対して、「追加」、「編集」、「削除」の操作を行う事ができます。また、それぞれ物件の「一覧表示」と「条件検索」の機能もあります。</text:p>
      <text:p text:style-name="P20"/>
      <text:p text:style-name="P22">物件の追加：</text:p>
      <text:p text:style-name="P23"><text:span text:style-name="T5">物件を追加する際は、項目名の背景が、</text:span>■<text:span text:style-name="T1">この</text:span>色<text:span text:style-name="T5">の項目の入力が必須</text:span><text:span text:style-name="T4">で、それ以外の項目の入力は任意です。</text:span><text:span text:style-name="T5">しかし、一般検索画面で検索される際、ホームページの訪問者が入力する条件により多くマッチさせるためには、出来るだけの情報を入力される事をお勧めいたします。</text:span></text:p>
      <text:p text:style-name="P22"/>
      <text:p text:style-name="P22">公開・非公開のオプションで、ホームページ訪問者一般に公開するかどうかをコントロールすることが出来ます。</text:p>
      <text:p text:style-name="P22"/>
      <text:p text:style-name="P22">物件の編集：</text:p>
      <text:p text:style-name="P20">既に入力した物件情報は、いつでも変更する事が出来ます。「物件一覧」から探すか、「検索」を利用して目的の物件を選択すると、後は物件の追加と同様の画面で物件情報を変更する事が出来ます。</text:p>
      <text:p text:style-name="P20"/>
      <text:p text:style-name="P20">物件の削除：</text:p>
      <text:p text:style-name="P20">物件情報を削除します。ただ、一度追加した物件情報は、いつでも公開・非公開を切り替える事が出来ますので、将来的に再び利用する可能性がある場合は削除せずに単に、非公開にしておく事も出来ます。</text:p>
      <text:p text:style-name="Heading_20_3">ユーザー・会社情報の設定</text:p>
      <text:p text:style-name="P20">ユーザー情報は、ユーザーの名前やメールアドレス及び、入力時の初期値（敷金・礼金の単位）を登録します。</text:p>
      <text:p text:style-name="P20">この情報はまた、どのユーザーが物件を登録したかの識別に用いられます（とはいっても、インストール時の設定で“independent_users“オプションをOnにしない限り、物件情報は登録したユーザーに属するもの、というわけではなく、他のユーザーが登録した物件も削除したり、変更したりする事が出来ます）。</text:p>
      <text:p text:style-name="P20"/>
      <text:p text:style-name="Text_20_body_20_3">会社情報は管理ユーザーのみが編集することが出来ます。<text:span text:style-name="T1">この</text:span>情報は、一般向けのページで、物件詳細ページに表示されたり、メール<text:span text:style-name="T1">アドレスは、一般のホームページ訪問者からの</text:span>問い合わせ<text:span text:style-name="T1">メール</text:span>の送信先に使われたりします。<text:span text:style-name="T1">つまりここで設定したメールアドレスに物件のお問い合わせメールが送信されます。</text:span></text:p>
      <text:p text:style-name="Heading_20_3"><text:span text:style-name="T1">システム</text:span>管理機能</text:p>
      <text:p text:style-name="P20">システム管理機能は、管理ユーザーとしてログインした時だけ有効になる機能です。</text:p>
      <text:p text:style-name="P20"/>
      <text:list text:style-name="L4">
        <text:list-item>
          <text:p text:style-name="P53">ユーザーの<text:span text:style-name="T1">一覧・</text:span>追加・削除<text:line-break/><text:span text:style-name="T1">ユーザーを新規に追加したり、削除したり出来ます。</text:span></text:p>
        </text:list-item>
        <text:list-item>
          <text:p text:style-name="P53">インポート・エクスポート<text:line-break/><text:span text:style-name="T1">登録した物件情報を他のアプリケーション（EXCELや物件管理ソフト）で利用したりデータを移行するためにエクスポート（書き出し）したり、他のソフトで書き出したデータからREPSにインポート（取り込む）することが出来ます。データ形式はCSVです。<text:line-break/>この機能に関しては詳細を後述いたします。</text:span></text:p>
        </text:list-item>
        <text:list-item>
          <text:p text:style-name="P53">バックアップ・リストア<text:line-break/>REPSに登録した情報の<text:span text:style-name="T1">バックアップと、バックアップした情報を戻す機能です。これは、万が一のためのバックアップと、サーバー移行（レンタルサーバーの移行等）で、引越しをする時に利用します。</text:span></text:p>
          <text:p text:style-name="P52"/>
        </text:list-item>
      </text:list>
      <text:p text:style-name="Text_20_body_20_1"/>
      <text:list text:style-name="Outline" text:continue-numbering="true">
        <text:list-item>
          <text:h text:style-name="P26" text:outline-level="1">一般検索画面の各機能</text:h>
        </text:list-item>
      </text:list>
      <text:p text:style-name="P27">一般検索画面は、ホームページを訪れる人が、物件の検索、詳細閲覧、問い合わせを行なうページです。</text:p>
      <text:p text:style-name="P27"/>
      <text:list text:style-name="Outline" text:continue-numbering="true">
        <text:list-item>
          <text:list text:continue-numbering="true">
            <text:list-item>
              <text:h text:style-name="Heading_20_2" text:outline-level="2"><text:span text:style-name="T1">一般</text:span>検索画面へのアクセス</text:h>
            </text:list-item>
          </text:list>
        </text:list-item>
      </text:list>
      <text:p text:style-name="Text_20_body_20_2"><text:span text:style-name="T1">一般</text:span>検索画面へのアクセスは、まずは付属のサンプル画面をご覧ください。</text:p>
      <text:p text:style-name="Text_20_body_20_2">もしトップページがhttp://www.example.com/であり、REPS 本体を、app という</text:p>
      <text:p text:style-name="Text_20_body_20_2">ディレクトリ（<text:a xlink:type="simple" xlink:href="http://www.example.com/app/">http://www.example.com/app/</text:a>）にインストールした場合。</text:p>
      <text:p text:style-name="Text_20_body_20_2">管理画面は、</text:p>
      <text:p text:style-name="Text_20_body_20_2"><text:a xlink:type="simple" xlink:href="http://www.example.com/app/reps.cgi">http://www.example.com/app/reps.cgi</text:a></text:p>
      <text:p text:style-name="Text_20_body_20_2">サンプルのトップ画面は、</text:p>
      <text:p text:style-name="Text_20_body_20_2"><text:a xlink:type="simple" xlink:href="http://www.example.com/">http://www.example.com/index.html</text:a></text:p>
      <text:p text:style-name="Text_20_body_20_2">にあるはずです。ブラウザでアクセスすると、サンプル画面が表示されるでしょう。</text:p>
      <text:p text:style-name="Text_20_body_20_2"/>
      <text:p text:style-name="Text_20_body_20_2">サンプル画面には、賃貸の住居用と事業用、売買の土地、マンション、一戸建て、<text:span text:style-name="T1">投資用物件</text:span>へのリンクがあります。それらをクリックすると、条件検索<text:span text:style-name="T1">画面</text:span>が表示されます。</text:p>
      <text:p text:style-name="Text_20_body_20_2"/>
      <text:p text:style-name="Text_20_body_20_2">HTMLが分かる方がサンプルの内容を見ると、検索画面へのリンクは下記のような仕組みになっていることが分かるでしょう。</text:p>
      <text:p text:style-name="P27"/>
      <text:list text:style-name="L5">
        <text:list-item>
          <text:p text:style-name="P34">賃貸の住居用の検索画面：<text:line-break/><text:a xlink:type="simple" xlink:href="http://www.example.com/app/search.cgi?_type=rl">http://www.example.com/app/search.cgi?_type=rl<text:line-break/></text:a></text:p>
        </text:list-item>
        <text:list-item>
          <text:p text:style-name="P34">賃貸の事業用の検索画面：<text:line-break/><text:a xlink:type="simple" xlink:href="http://www.example.com/app/search.cgi?_type=rb">http://www.example.com/app/search.cgi?_type=rb<text:line-break/></text:a></text:p>
        </text:list-item>
        <text:list-item>
          <text:p text:style-name="P34">売買の土地の検索画面<text:line-break/><text:a xlink:type="simple" xlink:href="http://www.example.com/app/search.cgi?_type=bl&amp;search_object=do"><text:span text:style-name="T1">http://www.example.com</text:span></text:a><text:a xlink:type="simple" xlink:href="http://www.example.com/app/search.cgi?_type=bl&amp;search_object=do">/app/search.cgi?_type=bl</text:a><text:a xlink:type="simple" xlink:href="http://192.168.100.241/~torum/reps/app/search.cgi?_type=bl&amp;search_object=do"><text:line-break/></text:a></text:p>
        </text:list-item>
        <text:list-item>
          <text:p text:style-name="P34">売買のマンションの検索画面<text:line-break/><text:a xlink:type="simple" xlink:href="http://www.example.com/app/search.cgi?_type=bm&amp;search_object=do"><text:span text:style-name="T1">http://www.example.com</text:span></text:a><text:a xlink:type="simple" xlink:href="http://www.example.com/app/search.cgi?_type=bm&amp;search_object=do">/app/search.cgi?_type=bm<text:line-break/></text:a></text:p>
        </text:list-item>
        <text:list-item>
          <text:p text:style-name="P34">売買の一戸建ての検索画面<text:line-break/><text:a xlink:type="simple" xlink:href="http://www.example.com/app/search.cgi?_type=bh"><text:span text:style-name="T1">http://www.example.com</text:span></text:a><text:a xlink:type="simple" xlink:href="http://www.example.com/app/search.cgi?_type=bh">/app/search.cgi?_type=bh<text:line-break/></text:a></text:p>
        </text:list-item>
        <text:list-item>
          <text:p text:style-name="P34">売買の<text:span text:style-name="T1">投資</text:span>用の検索画面<text:line-break/><text:a xlink:type="simple" xlink:href="http://192.168.100.241/~torum/reps/app/search.cgi?_type=bl&amp;search_object=do"><text:span text:style-name="T1">http://www.example.com</text:span></text:a><text:a xlink:type="simple" xlink:href="http://192.168.100.241/~torum/reps/app/search.cgi?_type=bl&amp;search_object=do">/app/search.cgi?_type=bb</text:a></text:p>
        </text:list-item>
      </text:list>
      <text:p text:style-name="Text_20_body_20_1"/>
      <text:p text:style-name="Text_20_body_20_2"><text:span text:style-name="T1">（＊注）サンプル画面のページ（</text:span><text:a xlink:type="simple" xlink:href="http://www.example.com/"><text:span text:style-name="T1">index.html</text:span></text:a><text:span text:style-name="T1">）は仮のサンプルなので、</text:span>もし<text:span text:style-name="T1">別の場所にREPSを設置した場合は、リンク先を書き換える必要があります。</text:span></text:p>
      <text:list text:style-name="Outline" text:continue-numbering="true">
        <text:list-item>
          <text:list text:continue-numbering="true">
            <text:list-item>
              <text:h text:style-name="Heading_20_2" text:outline-level="2">一般検索の流れ</text:h>
            </text:list-item>
          </text:list>
        </text:list-item>
      </text:list>
      <text:p text:style-name="P16">ホームページ訪問者は、まず条件を指定して検索、または一覧から物件を探します。賃貸・売買それぞれ条件を指定して検索をする事が出来るようになっています。</text:p>
      <text:p text:style-name="P16">次に訪問者は、条件を指定して検索を実行すると、指定した条件にマッチする物件の一覧を見るでしょう。そこで、賃料または住所などで並べ替えを行い、興味のある物件の詳細を表示します。詳細はまとめて複数にチェックを入れて一度に見ることが出来ます。</text:p>
      <text:p text:style-name="P16">詳細を確認したあと、訪問者は問い合わせボタンを押すと、その物件に関して問い合わせメールを、REPS管理画面の会社情報で指定したメールアドレス宛に送信することが出来ます。</text:p>
      <text:p text:style-name="P16">以上が一般検索での流れとなります。</text:p>
      <text:list text:style-name="Outline" text:continue-numbering="true">
        <text:list-item>
          <text:list text:continue-numbering="true">
            <text:list-item>
              <text:h text:style-name="Heading_20_2" text:outline-level="2">検索</text:h>
            </text:list-item>
          </text:list>
        </text:list-item>
      </text:list>
      <text:p text:style-name="P16">賃貸・売買それぞれに条件検索画面があります。ここでは賃料や住所、間取り、築年数など訪問者が希望する条件を指定して、物件を絞り込むことが出来ます。</text:p>
      <text:p text:style-name="P16">何も条件を指定しないで実行すると、すべての公開物件が最新の物件から順に一覧が表示されます。</text:p>
      <text:p text:style-name="Text_20_body_20_2"/>
      <text:list text:style-name="Outline" text:continue-numbering="true">
        <text:list-item>
          <text:list text:continue-numbering="true">
            <text:list-item>
              <text:h text:style-name="Heading_20_2" text:outline-level="2">一覧</text:h>
            </text:list-item>
          </text:list>
        </text:list-item>
      </text:list>
      <text:p text:style-name="P16">物件一覧では、並べ替えを行なう事が出来ます。</text:p>
      <text:p text:style-name="P16">また、一覧から複数選択して詳細をまとめて表示する機能があります。</text:p>
      <text:list text:style-name="Outline" text:continue-numbering="true">
        <text:list-item>
          <text:list text:continue-numbering="true">
            <text:list-item>
              <text:h text:style-name="Heading_20_2" text:outline-level="2">詳細表示</text:h>
            </text:list-item>
          </text:list>
        </text:list-item>
      </text:list>
      <text:p text:style-name="P16">物件の詳細表示では、自動でサムネイル化された画像を含む、詳細情報が表示されます。サムネイル画像をクリックすると、大きな画像が表示されます。</text:p>
      <text:p text:style-name="P16">印刷をすると、印刷用に最適化されたレイアウトとフォント及び色のページが印刷出来ます。来店時にこの印刷されたページを持参してもらうと、話がスムーズに進みます。</text:p>
      <text:p text:style-name="P16">ここでも複数選択して問い合わせに進むことが出来ます。</text:p>
      <text:list text:style-name="Outline" text:continue-numbering="true">
        <text:list-item>
          <text:list text:continue-numbering="true">
            <text:list-item>
              <text:h text:style-name="Heading_20_2" text:outline-level="2">問い合わせ</text:h>
            </text:list-item>
          </text:list>
        </text:list-item>
      </text:list>
      <text:p text:style-name="P16">問い合わせページは、賃貸と売買でそれぞれ別途用意しています。問い合わせで訪問者が入力した情報は直接、会社情報で設定したメールアドレス宛に送信されます。</text:p>
      <text:p text:style-name="Text_20_body_20_1"/>
      <text:list text:style-name="Outline" text:continue-numbering="true">
        <text:list-item>
          <text:h text:style-name="Heading_20_1" text:outline-level="1">バックアップ・リストア</text:h>
        </text:list-item>
      </text:list>
      <text:p text:style-name="Text_20_body_20_1"/>
      <text:list text:style-name="Outline" text:continue-numbering="true">
        <text:list-item>
          <text:list text:continue-numbering="true">
            <text:list-item>
              <text:h text:style-name="Heading_20_2" text:outline-level="2">バックアップとは</text:h>
            </text:list-item>
          </text:list>
        </text:list-item>
      </text:list>
      <text:p text:style-name="P16">バックアップとは、保存されている情報（データ）を、一旦コピーし万が一のために別の場所に保存することを言います。</text:p>
      <text:p text:style-name="Text_20_body_20_2">バックアップをする必要性には、様々なケースがあります。運用を開始したら、出来るだけ定期的にデータのバックアップを取ることをお勧めいたします。バックアップを取ったら、出来るだけ安全な場所に保存してください。</text:p>
      <text:p text:style-name="Heading_20_3">バックアップの用途</text:p>
      <text:p text:style-name="P20">バックアップしたデータは、</text:p>
      <text:p text:style-name="P20"><text:tab/>レンタルサーバーの引越し（移行）</text:p>
      <text:p text:style-name="P20"><text:tab/>万が一（ハードディスク破損時等）のデータ復帰</text:p>
      <text:p text:style-name="P20">などに利用できます。</text:p>
      <text:p text:style-name="Heading_20_3">バックアップの方法</text:p>
      <text:p text:style-name="P20">REPS管理画面の管理メニューに、「バックアップ・リストア」という管理ユーザーのみが実行できるメニューがあります。ここで、バックアップを取りたい項目を選択してダウンロードします。</text:p>
      <text:p text:style-name="P20"/>
      <text:p text:style-name="P20">または、dbディレクトリをFTPソフトで丸ごとダウンロードしてバックアップする方法もございます。レンタルサーバーをご利用の場合、こちらの方法をお勧めいたします。</text:p>
      <text:p text:style-name="P20"/>
      <text:list text:style-name="Outline" text:continue-numbering="true">
        <text:list-item>
          <text:list text:continue-numbering="true">
            <text:list-item>
              <text:h text:style-name="Heading_20_2" text:outline-level="2">リストアとは</text:h>
            </text:list-item>
          </text:list>
        </text:list-item>
      </text:list>
      <text:p text:style-name="Text_20_body_20_2">リストアとは、バックアップしたデータを戻すことを言います。リストアすると、データはバックアップした内容に戻されます。その代わり、バックアップした時点よりも後に追加変更した情報は失われます。</text:p>
      <text:p text:style-name="Text_20_body_20_2"/>
      <text:p text:style-name="Heading_20_3">リストアの方法</text:p>
      <text:p text:style-name="Text_20_body_20_3"><text:span text:style-name="T1">バックアップしておいたファイルを、FTPで</text:span>app/backup <text:span text:style-name="T1">に戻します。</text:span></text:p>
      <text:p text:style-name="P20">REPS管理画面の管理メニューに、「バックアップ・リストア」という管理ユーザーのみが実行できるメニューがあります。ここで、リストアしたい項目にチェックを入れて、実行します。</text:p>
      <text:p text:style-name="P20">最後にapp/backup ディレクトリからファイルを削除します。</text:p>
      <text:p text:style-name="P20"/>
      <text:p text:style-name="P20">dbディレクトリをFTPソフトでバックアップした場合は、ダウンロードしたファイルを戻す（アップロードする）だけです。</text:p>
      <text:list text:style-name="Outline" text:continue-numbering="true">
        <text:list-item>
          <text:h text:style-name="P12" text:outline-level="1"><text:s/><text:span text:style-name="T1">インポート・エクスポート</text:span></text:h>
        </text:list-item>
      </text:list>
      <text:p text:style-name="P27"/>
      <text:list text:style-name="Outline" text:continue-numbering="true">
        <text:list-item>
          <text:list text:continue-numbering="true">
            <text:list-item>
              <text:h text:style-name="Heading_20_2" text:outline-level="2">インポートとは</text:h>
            </text:list-item>
          </text:list>
        </text:list-item>
      </text:list>
      <text:p text:style-name="P16">インポートとは、データの取り込みを意味します。例えば、エクセルや不動産物件管理ソフト等から、書き出したCSV形式のデータをREPSに取り込むことが出来ます。</text:p>
      <text:p text:style-name="P16"/>
      <text:list text:style-name="Outline" text:continue-numbering="true">
        <text:list-item>
          <text:list text:continue-numbering="true">
            <text:list-item>
              <text:h text:style-name="Heading_20_2" text:outline-level="2">エクスポート<text:span text:style-name="T1">とは</text:span></text:h>
            </text:list-item>
          </text:list>
        </text:list-item>
      </text:list>
      <text:p text:style-name="P16">エクスポートとは、データの書き出しを意味します。</text:p>
      <text:p text:style-name="P16">REPSに登録したデータを、CSV形式でエクスポートして、他のアプリケーション（不動産管理ソフトやエクセル等の表計算ソフト）で取り込んでご利用いただけます。</text:p>
      <text:p text:style-name="P16"/>
      <text:list text:style-name="Outline" text:continue-numbering="true">
        <text:list-item>
          <text:list text:continue-numbering="true">
            <text:list-item>
              <text:h text:style-name="Heading_20_2" text:outline-level="2">データ定義</text:h>
            </text:list-item>
          </text:list>
        </text:list-item>
      </text:list>
      <text:p text:style-name="P16">CSV形式はXML形式と違い、左からの順番で内容が決まってしまいます。なので、REPSでは、任意のデータを任意の順番で取り込めるように、定義ファイルを利用するようにしました。</text:p>
      <text:p text:style-name="P16"/>
      <text:p text:style-name="P16">定義ファイルは、app/exportに既に用意してあるものを参考にしてください。既にすべての項目名が定義されています。<text:span text:style-name="T8">定義ファイル内で利用する、変数名の一覧と説明は、別紙「テンプレート変数一覧」をご覧ください</text:span>。</text:p>
      <text:p text:style-name="P16"/>
      <text:p text:style-name="Text_20_body_20_2">まずは、幾つか物件を登録して、それをエクスポートして見ることをお勧めいたします。定義ファイルと見比べて、内容の確認が出来ます。</text:p>
      <text:p text:style-name="Text_20_body_20_2"/>
      <text:p text:style-name="P16">これらの定義ファイルに記述されている順番とCSVのデータが紐付けされまれます。</text:p>
      <text:p text:style-name="P16"/>
      <text:p text:style-name="Heading_20_3">エクスポートの方法</text:p>
      <text:p text:style-name="P20">エクスポートは、REPS管理画面の管理ユーザーのみに表示される、「エクスポート・インポート」メニューから行ないます。</text:p>
      <text:p text:style-name="P20"/>
      <text:p text:style-name="P20">定義ファイルは、既にapp/export ディレクトリに存在しているはずですので、項目を選択して、エクスポートを実行できます。</text:p>
      <text:p text:style-name="P20"/>
      <text:p text:style-name="P20">エクスポートする内容を変更したい場合は、定義ファイルを編集します。</text:p>
      <text:p text:style-name="P20"><text:s/>賃貸::住居用 定義ファイル<text:tab/><text:tab/>rl.header</text:p>
      <text:p text:style-name="P20"><text:s/>賃貸::事業用 定義ファイル<text:tab/><text:tab/>rb.header</text:p>
      <text:p text:style-name="P20"><text:s/>売買::土地 定義ファイル<text:tab/><text:tab/>bl.header</text:p>
      <text:p text:style-name="P20"><text:s/>売買::マンション 定義ファイル<text:tab/><text:tab/>bm.header</text:p>
      <text:p text:style-name="P20"><text:s/>売買::一戸建て 定義ファイル<text:tab/><text:tab/>bh.header</text:p>
      <text:p text:style-name="P20"><text:s/>売買::<text:span text:style-name="T1">投資</text:span>用 定義ファイル<text:tab/><text:tab/>bb.header</text:p>
      <text:p text:style-name="P20"/>
      <text:p text:style-name="Text_20_body_20_3"><text:span text:style-name="T1">例えば、</text:span>bl.header<text:span text:style-name="T1">ファイルを下記のようにし、</text:span></text:p>
      <text:p text:style-name="Outlined_20_text">LAND_LOCATION</text:p>
      <text:p text:style-name="Outlined_20_text">LAND_BIKOU</text:p>
      <text:p text:style-name="Outlined_20_text">LAND_YOUTOTIIKI</text:p>
      <text:p text:style-name="Text_20_body_20_3"/>
      <text:p text:style-name="Text_20_body_20_3">売買：：土地のデータをエクスポートを実行します。</text:p>
      <text:p text:style-name="Text_20_body_20_3"/>
      <text:p text:style-name="Text_20_body_20_3"><text:span text:style-name="T1">ファイルの</text:span>中身は、</text:p>
      <text:p text:style-name="Outlined_20_text">“東京都渋谷区渋谷１丁目”,”備考の文章あああ”,”第2種住居地域”</text:p>
      <text:p text:style-name="Outlined_20_text">“東京都渋谷区初台３丁目”,”おおおううう”,”第1種 中高層住居専用地域”</text:p>
      <text:p text:style-name="Outlined_20_text">....省略</text:p>
      <text:p text:style-name="Text_20_body_20_3">のようになっているはずです。</text:p>
      <text:p text:style-name="P27"/>
      <text:p text:style-name="Heading_20_3">インポートの方法</text:p>
      <text:p text:style-name="P20">インポートも、REPS管理画面の管理ユーザーのみに表示される、「エクスポート・インポート」メニューから行ないます。</text:p>
      <text:p text:style-name="P20"/>
      <text:p text:style-name="P20">インポートを行なう前に、念のため、dbディレクトリをバックアップする事をお勧めいたします。</text:p>
      <text:p text:style-name="P20"/>
      <text:p text:style-name="P20">手順はエクスポートと逆になります。また、定義ファイルを、取り込みたいCSVファイルとともに app/import ディレクトリに用意する必要があります。</text:p>
      <text:p text:style-name="P20"/>
      <text:p text:style-name="Text_20_body_20_3"><text:span text:style-name="T1">取り込みたいCSVを用意し、その</text:span>中身<text:span text:style-name="T1">が下記のような内容と順番だった場合</text:span>、</text:p>
      <text:p text:style-name="Outlined_20_text">“東京都渋谷区渋谷１丁目”,”備考の文章あああ”,”第2種住居地域”</text:p>
      <text:p text:style-name="Outlined_20_text">“東京都渋谷区初台３丁目”,”おおおううう”,”第1種 中高層住居専用地域”</text:p>
      <text:p text:style-name="Outlined_20_text">....省略</text:p>
      <text:p text:style-name="P20"/>
      <text:p text:style-name="P20"/>
      <text:p text:style-name="P20">定義ファイルで、REPSに内容と順番を教えます。（上から下への順番となります）＊ご注意：変数の前後に余分なスペースが無いようにしてください。</text:p>
      <text:p text:style-name="Outlined_20_text">LAND_LOCATION</text:p>
      <text:p text:style-name="Outlined_20_text">LAND_BIKOU</text:p>
      <text:p text:style-name="Outlined_20_text">LAND_YOUTOTIIKI</text:p>
      <text:p text:style-name="P20"/>
      <text:p text:style-name="P20">両方のファイルを、app/importディレクトリに保存し、REPS管理画面の「エクスポート・インポート」メニューから取り込みます。</text:p>
      <text:p text:style-name="P20"/>
      <text:p text:style-name="P20">＊制限事項：すべてのデータが完全にインポート・エクスポート出来るわけではございません。必ず、作業後に、物件の内容を管理画面でご確認ください。</text:p>
      <text:p text:style-name="P20">また、画像ファイルなどは別途ダウンロードする必要があります。</text:p>
      <text:p text:style-name="P20"/>
      <text:p text:style-name="P20">＊エクスポート・インポートされる内容については、別紙<text:span text:style-name="T8">「テンプレート変数一覧」</text:span><text:span text:style-name="T9"> をごらんください。</text:span></text:p>
      <text:p text:style-name="P24"/>
      <text:p text:style-name="P24">＊ご注意：マイクロソフト エクセルや、OpenOffice.org Calcなどの表計算ソフトでCSVを取り込みや吐き出しを行ないますと、これらのソフトは、「日付らしきデータ」を勝手に、「Feb, 1」などと変換してしまう事が良くしられています。ですので、CSVをこれらのソフトで開くまたは、CSVで保存する際は、日付の列は変換しないように、明示的に指定する必要がありますので、お気をつけください。</text:p>
      <text:p text:style-name="P24">日付形式としては、築年や、物件登録日時、物件更新日時などがあります。</text:p>
      <text:p text:style-name="P13"/>
      <text:list text:style-name="Outline" text:continue-numbering="true">
        <text:list-item>
          <text:h text:style-name="P26" text:outline-level="1">その他の機能</text:h>
        </text:list-item>
      </text:list>
      <text:p text:style-name="P27"/>
      <text:list text:style-name="Outline" text:continue-numbering="true">
        <text:list-item>
          <text:list text:continue-numbering="true">
            <text:list-item>
              <text:h text:style-name="Heading_20_2" text:outline-level="2">携帯・モバイル機器での<text:span text:style-name="T1">閲覧・</text:span>検索<text:span text:style-name="T1">に対応</text:span></text:h>
            </text:list-item>
          </text:list>
        </text:list-item>
      </text:list>
      <text:p text:style-name="P16">REPSでは、携帯のブラウザや、PDA、スマートフォン、PocketPC等各種モバイル機器からの、インターネット閲覧に対応し、専用のページを設けています。</text:p>
      <text:p text:style-name="Heading_20_3">携帯<text:span text:style-name="T1">・モバイル</text:span>からのアクセス</text:p>
      <text:p text:style-name="Text_20_body_20_3">もしトップページがhttp://www.example.com/であり、REPS 本体を、app という</text:p>
      <text:p text:style-name="Text_20_body_20_3">ディレクトリ（<text:a xlink:type="simple" xlink:href="http://www.example.com/app/">http://www.example.com/app/</text:a>）にインストールした場合。</text:p>
      <text:p text:style-name="Text_20_body_20_3"><text:span text:style-name="T1">検索</text:span>画面は、</text:p>
      <text:p text:style-name="Text_20_body_20_3"><text:a xlink:type="simple" xlink:href="http://www.example.com/app/mobile.cgi"><text:span text:style-name="T1">http://www.example.com/app/mobile.cgi</text:span></text:a></text:p>
      <text:p text:style-name="P20">となります。内容的には通常の一般検索画面とほぼ同じですが、携帯機器の画面サイズや機能の制約に合わせたものとなっています。</text:p>
      <text:p text:style-name="P20"/>
      <text:p text:style-name="P20">お好きなページに、上記アドレスをリンクとして追加、またはQRコード（二次元バーコード）化して掲載・告知することが出来ます。</text:p>
      <text:p text:style-name="P16"/>
      <text:list text:style-name="Outline" text:continue-numbering="true">
        <text:list-item>
          <text:list text:continue-numbering="true">
            <text:list-item>
              <text:h text:style-name="Heading_20_2" text:outline-level="2">Atom（XML）フィードによる更新情報の配信</text:h>
            </text:list-item>
          </text:list>
        </text:list-item>
      </text:list>
      <text:p text:style-name="P16">REPSでは、設定ファイルでのオプション（syndicate）をOnにする事によって、Atom フィードによる更新情報を配信させる事が出来ます。</text:p>
      <text:p text:style-name="P18">Atomフィードとは</text:p>
      <text:p text:style-name="Text_20_body_20_3">AtomフィードやRSSフィードは、ウェブサイト（ホームページ）の更新情報やその他様々な情報を配信するために用いられるものです。</text:p>
      <text:p text:style-name="Text_20_body_20_3">これを利用する人は、情報を素早く取得して活用する（ここでは新たに公開された物件をいち早く見つける）事ができるようになります。</text:p>
      <text:p text:style-name="P20">2007年1月30日に発売されたVista搭載のパソコンには標準でフィードを購読するソフトが添付されていますので、今後フィードによる情報収集は増えるとされています。</text:p>
      <text:p text:style-name="Text_20_body_20_3">RSS・Atomに関する簡単な説明は下記のホームページをご参照ください。</text:p>
      <text:p text:style-name="Text_20_body_20_3"><text:a xlink:type="simple" xlink:href="http://xml.feeds.jp/">http://xml.feeds.jp/</text:a></text:p>
      <text:p text:style-name="Text_20_body_20_3"/>
      <text:p text:style-name="Text_20_body_20_3"><text:span text:style-name="T1">REPSでは</text:span>Atomフィードは賃貸住居用と 事業用、そして売買の土地、マンション、一戸建て<text:span text:style-name="T1">、投資</text:span>用<text:span text:style-name="T1">物件</text:span>の<text:span text:style-name="T1">6</text:span>種類<text:span text:style-name="T1">を自動で</text:span>生成<text:span text:style-name="T1">する事が出来ます</text:span>。</text:p>
      <text:p text:style-name="Text_20_body_20_3"/>
      <text:list text:style-name="Outline" text:continue-numbering="true">
        <text:list-item>
          <text:list text:continue-numbering="true">
            <text:list-item>
              <text:h text:style-name="Heading_20_2" text:outline-level="2"><text:span text:style-name="T1">お薦め</text:span>物件<text:span text:style-name="T1">の表示</text:span></text:h>
            </text:list-item>
          </text:list>
        </text:list-item>
      </text:list>
      <text:p text:style-name="P16">お薦め物件をトップページなどに表示したいケースがあると思います。そのような場合、このお薦め物件機能をご利用になれます。お薦め物件を指定すると、自動でお薦め物件を表示するHTMLページが生成されます。</text:p>
      <text:p text:style-name="P16"/>
      <text:p text:style-name="P16">この機能を利用するには、まず設定ファイル（reps-config.cgi）で、</text:p>
      <text:p text:style-name="Outlined_20_text">recommend_static_filename=test.html</text:p>
      <text:p text:style-name="P16">などと生成するファイル名を指定する必要があります。ファイルはsite_pathで指定された場所に生成されます。</text:p>
      <text:p text:style-name="P16"/>
      <text:p text:style-name="P16">次に、表示したい物件の種類を選択します。これは、お薦め物件を抽出してHTMLページに生成する処理の負荷を軽減する為なので、必要な物件の種類だけOnにしてください。例えば賃貸住居用のお薦め物件を表示させたい場合は、下記のようにOnにします。</text:p>
      <text:p text:style-name="Outlined_20_text">recommend_static_rl=On</text:p>
      <text:p text:style-name="P16"/>
      <text:p text:style-name="P16">お薦め物件を表示するHTMLのテンプレートファイルsite_static_recommend.tmplをカスタマイズする事で見た目を自由に変更出来ます。</text:p>
      <text:p text:style-name="P16"/>
      <text:p text:style-name="P16">注：この機能を利用すると、動作の反応が遅くなる場合が御座います。サーバーの処理能力にもよりますが、登録物件数が非常に多い場合、タイムアウトなどが起き易くなる可能性がありますので、ご注意ください。</text:p>
      <text:p text:style-name="P7"/>
      <text:p text:style-name="Text_20_body_20_2"/>
      <text:list text:style-name="Outline" text:continue-numbering="true">
        <text:list-item>
          <text:h text:style-name="Heading_20_1" text:outline-level="1"><text:s/>一般検索画面の<text:span text:style-name="T1">カスタマイズ</text:span></text:h>
        </text:list-item>
      </text:list>
      <text:p text:style-name="Text_20_body_20_1"/>
      <text:p text:style-name="Text_20_body_20_1"><text:span text:style-name="T1">既に存在するページのデザインにあわせるため、</text:span>一般向けのページのデザイン<text:span text:style-name="T1">を</text:span>カスタマイズ（変更）<text:span text:style-name="T1">する事が出来ます。見た目とアプリケーションを分離し、テンプレート（雛形）として用意しております。実際に表示される時はこのテンプレートより、ページが生成されます。</text:span></text:p>
      <text:p text:style-name="Text_20_body_20_1"><text:span text:style-name="T1">手順として</text:span>は、各ページ毎のテンプレートファイルと、CSS<text:span text:style-name="T1">ファイルの編集によってカスタマイズを行ないます。</text:span></text:p>
      <text:p text:style-name="P27">最低限、HTMLの知識がありましたらカスタマイズは可能です。XHTMLとCSSの知識があれば望ましいです。</text:p>
      <text:p text:style-name="P27"/>
      <text:list text:style-name="Outline" text:continue-numbering="true">
        <text:list-item>
          <text:list text:continue-numbering="true">
            <text:list-item>
              <text:h text:style-name="Heading_20_2" text:outline-level="2">テンプレートとは</text:h>
            </text:list-item>
          </text:list>
        </text:list-item>
      </text:list>
      <text:p text:style-name="P16">テンプレートシステムの簡単な例を用いてご説明いたします。</text:p>
      <text:p text:style-name="Heading_20_3">サンプル１</text:p>
      <text:p text:style-name="Text_20_body_20_3">例えば、下記のようなテンプレートファイルがあったとします。</text:p>
      <text:p text:style-name="P29">&lt;html&gt;</text:p>
      <text:p text:style-name="P29"><text:s text:c="3"/>&lt;body&gt;</text:p>
      <text:p text:style-name="Outlined_20_text"><text:s text:c="6"/><text:span text:style-name="T10">&lt;TMPL_VAR NAME="</text:span><text:span text:style-name="T13">PRICE</text:span><text:span text:style-name="T10">"&gt;</text:span><text:span text:style-name="T11">円</text:span></text:p>
      <text:p text:style-name="P29"><text:s text:c="3"/>&lt;/body&gt;</text:p>
      <text:p text:style-name="P29">&lt;/html&gt;</text:p>
      <text:p text:style-name="Outlined_20_text"/>
      <text:p text:style-name="P27"/>
      <text:p text:style-name="Text_20_body_20_3">これを、表示すると、テンプレートタグ（太字表示）が、実際の値に置換されて表示されます。<text:span text:style-name="T1">この例では、</text:span>テンプレートの内容はテンプレートタグ <text:span text:style-name="T1">以外は、通常の</text:span>HTMLのタグで記述して<text:span text:style-name="T1">あり</text:span>ます。ですので、表示するとHTMLのページとして表示され、テンプレートタグ<text:span text:style-name="T1">は</text:span>はアプリケーションから出力される値で動的に差し替えられます。</text:p>
      <text:p text:style-name="Text_20_body_20_3"/>
      <text:p text:style-name="Text_20_body_20_3">例えば、上記の例は<text:span text:style-name="T1">、実際のページでは、</text:span>下記のように表示はされます。</text:p>
      <text:p text:style-name="P29">5,000円</text:p>
      <text:p text:style-name="Text_20_body_20_1"/>
      <text:p text:style-name="P6"/>
      <text:p text:style-name="Heading_20_3">サンプル２</text:p>
      <text:p text:style-name="Text_20_body_20_3">ちょっと複雑な形式では、下記のような事も出来ます。</text:p>
      <text:p text:style-name="Outlined_20_text">&lt;html&gt;</text:p>
      <text:p text:style-name="Outlined_20_text"><text:s text:c="3"/>&lt;body&gt;</text:p>
      <text:p text:style-name="Outlined_20_text"><text:s text:c="6"/><text:span text:style-name="T11">&lt;TMPL_IF NAME="</text:span><text:span text:style-name="T14">COUNT</text:span><text:span text:style-name="T11">"&gt;</text:span></text:p>
      <text:p text:style-name="Outlined_20_text"><text:tab/><text:span text:style-name="T15">&lt;p&gt;あります。&lt;/p&gt;</text:span></text:p>
      <text:p text:style-name="Outlined_20_text"><text:s text:c="6"/><text:span text:style-name="T10">&lt;TMPL_ELSE&gt;</text:span></text:p>
      <text:p text:style-name="Outlined_20_text"><text:tab/><text:span text:style-name="T15">&lt;strong&gt;ありませんでした。&lt;/strong&gt;</text:span></text:p>
      <text:p text:style-name="Outlined_20_text"><text:s text:c="6"/><text:span text:style-name="T10">&lt;/TMPL_IF&gt;</text:span></text:p>
      <text:p text:style-name="Outlined_20_text"><text:s text:c="3"/>&lt;/body&gt;</text:p>
      <text:p text:style-name="Outlined_20_text">&lt;/html&gt;</text:p>
      <text:p text:style-name="Text_20_body_20_2"/>
      <text:p text:style-name="Text_20_body_20_3">上記の例は、条件によって表示を分岐させています。条件とは、上記例では、 <text:span text:style-name="T13">COUNT</text:span><text:span text:style-name="T6"> という値が空ではなかったらという条件です。</text:span></text:p>
      <text:p text:style-name="Text_20_body_20_3">上記の例でもしアプリケーションが<text:span text:style-name="T12">COUNT</text:span>の値を３として返すと、表示は<text:span text:style-name="T1">、</text:span></text:p>
      <text:p text:style-name="Outlined_20_text">あります。</text:p>
      <text:p text:style-name="Text_20_body_20_2"/>
      <text:p text:style-name="Text_20_body_20_3">となります。</text:p>
      <text:p text:style-name="Text_20_body_20_3">“TMPL”は「テンプレート」の略、<text:span text:style-name="T7">英語の</text:span>“IF”は「もしも」<text:span text:style-name="T6">で</text:span>、“ELSE”は「でなければ」と覚えると簡単です。</text:p>
      <text:p text:style-name="P28"/>
      <text:p text:style-name="Heading_20_3">サンプル３</text:p>
      <text:p text:style-name="Text_20_body_20_3"><text:span text:style-name="T1">下記の例では、</text:span>別のテンプレートファイルを組み込む事も出来ます。<text:span text:style-name="T11">INCLUDE</text:span><text:span text:style-name="T1">は「含める」と覚えると簡単です。</text:span></text:p>
      <text:p text:style-name="P20">例えば、サイドメニュー等、複数のページで共通のものを利用して省力化を図りたい、度重なる変更にも対応し易くしたい、という場合に最適です。</text:p>
      <text:p text:style-name="P27"/>
      <text:p text:style-name="P29">&lt;html&gt;</text:p>
      <text:p text:style-name="P29"><text:s text:c="3"/>&lt;body&gt;</text:p>
      <text:p text:style-name="Outlined_20_text"><text:s text:c="6"/><text:span text:style-name="T11">&lt;TMPL_INCLUDE NAME="</text:span><text:span text:style-name="T14">sample2.tmpl</text:span><text:span text:style-name="T11">"&gt;</text:span></text:p>
      <text:p text:style-name="P29"><text:s text:c="3"/>&lt;/body&gt;</text:p>
      <text:p text:style-name="P29">&lt;/html&gt;</text:p>
      <text:p text:style-name="P27"/>
      <text:p text:style-name="Heading_20_3">サンプル４</text:p>
      <text:p text:style-name="P20">下記の例ではLoopの紹介です。Loopとは「繰り返し」です。&lt;TMPL_LOOP NAME='MAIN_LOOP'&gt;で括られた所は、繰り返しになります。</text:p>
      <text:p text:style-name="P20">例えば、下記の場合、</text:p>
      <text:p text:style-name="Outlined_20_text">&lt;table&gt;</text:p>
      <text:p text:style-name="Outlined_20_text"><text:tab/><text:span text:style-name="T10">&lt;TMPL_LOOP NAME='</text:span><text:span text:style-name="T11">MAIN_LOOP</text:span><text:span text:style-name="T10">'&gt;</text:span></text:p>
      <text:p text:style-name="Outlined_20_text"><text:tab/>&lt;tr&gt;</text:p>
      <text:p text:style-name="Outlined_20_text"><text:tab/><text:tab/><text:span text:style-name="T1">&lt;td&gt;</text:span><text:span text:style-name="T11">&lt;TMPL_VAR NAME="APART_NAME"&gt;</text:span><text:span text:style-name="T1">&lt;/td&gt;</text:span></text:p>
      <text:p text:style-name="Outlined_20_text"><text:tab/>&lt;/tr&gt;</text:p>
      <text:p text:style-name="Outlined_20_text"><text:tab/><text:span text:style-name="T10">&lt;/TMPL_LOOP&gt;</text:span></text:p>
      <text:p text:style-name="Outlined_20_text">&lt;/table&gt;</text:p>
      <text:p text:style-name="P20"/>
      <text:p text:style-name="P20">表示例は、表形式で、</text:p>
      <text:p text:style-name="P29">あいうえおアパート</text:p>
      <text:p text:style-name="P29">マンションABC</text:p>
      <text:p text:style-name="P29">XYZアパート</text:p>
      <text:p text:style-name="P20">のようになります。</text:p>
      <text:p text:style-name="P20">検索結果などの一覧のテンプレートでよく使われます。</text:p>
      <text:p text:style-name="Text_20_body_20_3"/>
      <text:p text:style-name="Heading_20_3">HTML::Template</text:p>
      <text:p text:style-name="P20">REPSのテンプレートシステムは、Perlのモジュール「HTML::Template」を利用しています。より詳細な情報は、HTML::Templateモジュールのページをご参照ください。</text:p>
      <text:p text:style-name="P20">「Perl module to use HTML Templates from CGI scripts」</text:p>
      <text:p text:style-name="Text_20_body_20_3"><text:a xlink:type="simple" xlink:href="http://search.cpan.org/dist/HTML-Template/Template.pm">http://search.cpan.org/dist/HTML-Template/Template.pm</text:a></text:p>
      <text:p text:style-name="P20"/>
      <text:p text:style-name="P20">日本語の情報</text:p>
      <text:p text:style-name="Text_20_body_20_3"><text:a xlink:type="simple" xlink:href="http://perldoc.jp/docs/modules/HTML-Template-2.6/HTML/Template.pod">http://perldoc.jp/docs/modules/HTML-Template-2.6/HTML/Template.pod</text:a></text:p>
      <text:p text:style-name="Text_20_body_20_3"/>
      <text:list text:style-name="Outline" text:continue-numbering="true">
        <text:list-item>
          <text:list text:continue-numbering="true">
            <text:list-item>
              <text:h text:style-name="Heading_20_2" text:outline-level="2">カスタマイズ手順</text:h>
            </text:list-item>
          </text:list>
        </text:list-item>
      </text:list>
      <text:p text:style-name="P16">変更するページに応じて、テンプレートファイルを編集します。またCSSファイルで、様々なスタイルを定義していますので、こちらも変更する事が出来ます。</text:p>
      <text:list text:style-name="Outline" text:continue-numbering="true">
        <text:list-item>
          <text:list text:continue-numbering="true">
            <text:list-item>
              <text:h text:style-name="Heading_20_2" text:outline-level="2">変更するファイル</text:h>
            </text:list-item>
          </text:list>
        </text:list-item>
      </text:list>
      <text:p text:style-name="Text_20_body_20_2"/>
      <text:p text:style-name="P19">CSSファイル</text:p>
      <text:p text:style-name="Text_20_body_20_3">トップのディレクトリにあるCSSファイル<text:span text:style-name="T1">（</text:span>スタイルシート<text:span text:style-name="T1">）</text:span>。</text:p>
      <text:p text:style-name="P20">site-styles.css</text:p>
      <text:p text:style-name="Text_20_body_20_3"><text:span text:style-name="T1">テンプレートファイルからも呼び出していますので、全体を通して、</text:span>フォントやレイアウト、色など<text:span text:style-name="T1">をカスタマイズできます</text:span>。</text:p>
      <text:p text:style-name="P20">print.css</text:p>
      <text:p text:style-name="P20">は印刷用のCSSファイルです。物件詳細ページを印刷する事を想定して最適化されています。</text:p>
      <text:p text:style-name="Heading_20_3">テンプレート　（*.tmpl）</text:p>
      <text:p text:style-name="P20">一般検索画面用のテンプレートファイルは、REPSのアプリケーションディレクトリ（app/）内の、templatesディレクトリにあります。</text:p>
      <text:p text:style-name="P20">ここにあるテンプレートファイルを編集することで見た目をカスタマイズできます。</text:p>
      <text:p text:style-name="Heading_20_3">テンプレートの編集</text:p>
      <text:p text:style-name="Text_20_body_20_3"/>
      <text:p text:style-name="Text_20_body_20_3"><text:span text:style-name="T1">テンプレートの</text:span>カスタマイズ<text:span text:style-name="T1">は、先に説明した通りのテンプレートシステムを利用しています。編集を行なうのは、</text:span>基本的には全て<text:span text:style-name="T1">テンプレートタグを除く通常の</text:span>HTML<text:span text:style-name="T1">タグ</text:span>とCSSの編集<text:span text:style-name="T1">となります</text:span>。</text:p>
      <text:p text:style-name="P20">HTMLとCSSを編集することにより、レイアウトの変更、背景色や文字、画像やロゴの追加、メニューの追加などが自由に出来ます。</text:p>
      <text:p text:style-name="P20"/>
      <text:p text:style-name="P20">テンプレートタグはどうしてもという理由がない限り削除したり、変更しないでください。表示させる必要のない項目であれば、コメントタグ（&lt;!-- ～ --&gt;）で非表示にすることをお勧めします。</text:p>
      <text:p text:style-name="P20"/>
      <text:p text:style-name="Heading_20_3">テンプレートファイルの命名規則</text:p>
      <text:p text:style-name="Text_20_body_20_3">app/templatesディレクトリにある雛型ファイル<text:span text:style-name="T1">には、種類によってファイル名のを区別しています。</text:span></text:p>
      <text:p text:style-name="P20">ファイル名のアルファベット表記（略号）と意味の対応については、以下のとおりです。</text:p>
      <text:p text:style-name="P20"/>
      <text:p text:style-name="P25">ファイル名の頭の部分</text:p>
      <text:p text:style-name="P20"><text:span text:style-name="T10">pub_</text:span><text:tab/>一般向け検索ページ関連のテンプレートはこの名前で始まります。</text:p>
      <text:p text:style-name="P20"><text:span text:style-name="T10">site_</text:span><text:tab/>ウェブサイト全般と共通にしたいもの（ヘッダーやメニュー）</text:p>
      <text:p text:style-name="P20"><text:span text:style-name="T10">mob_</text:span><text:tab/>モバイル系のテンプレートはすべてこの名前で始まります。</text:p>
      <text:p text:style-name="Text_20_body_20_3"/>
      <text:p text:style-name="Text_20_body_20_3">アルファベット表記</text:p>
      <text:p text:style-name="Text_20_body_20_3"><text:span text:style-name="T10">rl</text:span><text:tab/><text:span text:style-name="T10">r</text:span>ent <text:span text:style-name="T10">l</text:span>iving　賃貸：：住居<text:span text:style-name="T1">用</text:span></text:p>
      <text:p text:style-name="Text_20_body_20_3"><text:span text:style-name="T10">rb</text:span><text:tab/><text:span text:style-name="T10">r</text:span>ent <text:span text:style-name="T10">b</text:span>usiness　賃貸：：<text:span text:style-name="T1">事業用</text:span></text:p>
      <text:p text:style-name="Text_20_body_20_3"><text:span text:style-name="T10">bl</text:span><text:tab/><text:span text:style-name="T10">b</text:span>uy <text:span text:style-name="T10">l</text:span>and　売買：：土地</text:p>
      <text:p text:style-name="Text_20_body_20_3"><text:span text:style-name="T10">bm</text:span><text:tab/><text:span text:style-name="T10">b</text:span>uy <text:span text:style-name="T10">m</text:span>ansion　売買：：マンション</text:p>
      <text:p text:style-name="Text_20_body_20_3"><text:span text:style-name="T10">bh</text:span><text:tab/><text:span text:style-name="T10">b</text:span>uy <text:span text:style-name="T10">h</text:span>ouse　売買：：一戸建て </text:p>
      <text:p text:style-name="Text_20_body_20_3"><text:span text:style-name="T11">bb</text:span><text:span text:style-name="T1"><text:tab/></text:span><text:span text:style-name="T10">b</text:span>uy <text:span text:style-name="T10">b</text:span>usiness　売買：：<text:span text:style-name="T1">投資用</text:span> </text:p>
      <text:p text:style-name="Text_20_body_20_3"/>
      <text:p text:style-name="Text_20_body_20_3">例：</text:p>
      <text:p text:style-name="Text_20_body_20_3">　pub_rb_search_result.tmplは、賃貸事業用の検索結果ページ。</text:p>
      <text:p text:style-name="Text_20_body_20_3">　pub_bh_detail.tmplは、売買一戸建ての物件詳細ページ。</text:p>
      <text:p text:style-name="Text_20_body_20_3">　pub_bl_Inquiry.tmplは、土地売買の物件詳細問い合わせページ。</text:p>
      <text:p text:style-name="Text_20_body_20_3">　</text:p>
      <text:p text:style-name="Heading_20_3">各テンプレートの簡単な説明</text:p>
      <text:p text:style-name="P20"/>
      <text:p text:style-name="Text_20_body_20_3">■ヘッダ</text:p>
      <text:p text:style-name="Text_20_body_20_3">site_header.tmplは、<text:span text:style-name="T1">他のテンプレート</text:span>から読み込まれる、ページのヘッダ部分のテンプレートです。<text:span text:style-name="T1">ページ上部のタイトルや、メニューなどを他のテンプレートから使いまわせます</text:span>。</text:p>
      <text:p text:style-name="Text_20_body_20_3"/>
      <text:p text:style-name="Text_20_body_20_3">■フッタ</text:p>
      <text:p text:style-name="Text_20_body_20_3">site_footer.tmplは、全ページから読み込まれる、ページのフッタ部分のテンプレートです。会社情報や連絡先、他メニューなどを設定できます。</text:p>
      <text:p text:style-name="Text_20_body_20_3"/>
      <text:p text:style-name="P20">その他のテンプレートの説明は、文末のテンプレートファイル一覧表をごらんください。</text:p>
      <text:p text:style-name="Heading_20_3">その他<text:span text:style-name="T1">Tips</text:span></text:p>
      <text:p text:style-name="P20"/>
      <text:p text:style-name="Text_20_body_20_3">■<text:span text:style-name="T1">特定の条件に一致した物件一覧ページ（</text:span>検索条件の保持<text:span text:style-name="T1">）</text:span></text:p>
      <text:p text:style-name="Text_20_body_20_3"><text:span text:style-name="T1">例えば、「１DKの物件一覧」や、「敷引き無し物件一覧」というリンクを作りたい場合、</text:span>検索条件を指定して、「指定した条件で検索する」ボタンをクリックすると、検索結果画面が表示されます。このときのブラウザのアドレスバーのアドレスにリンクすることで、検索条件を保持できます。</text:p>
      <text:p text:style-name="Text_20_body_20_3">例：賃貸物件検索画面で検索条件に「ワンルーム・1K」を指定して検索すると、アドレスバーの値をアンカータグ（&lt;a&gt;）などに指定することで、検索条件を指定したリンクを作成できます。</text:p>
      <text:p text:style-name="Text_20_body_20_3"/>
      <text:p text:style-name="Text_20_body_20_3">■ <text:span text:style-name="T1">一部の検索条件（例えば「動画あり」）を無くしたい場合</text:span></text:p>
      <text:p text:style-name="Text_20_body_20_3">検索ページでは、検索条件を減らすことが可能です。<text:span text:style-name="T1">テンプレートファイルのHTMLを編集し、無くしたい検索条件を含むタグをコメントアウト（&lt;!-- ～ --&gt;）することで、検索条件を表示させなくすることができます。</text:span></text:p>
      <text:p text:style-name="P20"/>
      <text:p text:style-name="P20">■ RSS・Atomの自動発見</text:p>
      <text:p text:style-name="P20">前述したAtomフィードの配信ですが、RSSやAtomフィードを配信しているサイトをユーザーが訪れると、ブラウザーが自動でフィードを認識してユーザーが簡単に購読できるような仕組みがあります。</text:p>
      <text:p text:style-name="P20"><draw:frame draw:style-name="fr1" draw:name="グラフィックス1" text:anchor-type="paragraph" svg:x="8.234cm" svg:y="0.157cm" svg:width="0.619cm" svg:height="0.619cm" draw:z-index="0"><draw:image xlink:href="Pictures/100000000000001C0000001CE6AF880A.png" xlink:type="simple" xlink:show="embed" xlink:actuate="onLoad"/></draw:frame>ブラウザに表示されるアイコン。</text:p>
      <text:p text:style-name="P20"/>
      <text:p text:style-name="Text_20_body_20_3"><text:span text:style-name="T1">Atomフィードの</text:span>ファイルは、もし<text:span text:style-name="T1">サイトの</text:span>トップページが</text:p>
      <text:p text:style-name="Text_20_body_20_3">http://www.example.com/</text:p>
      <text:p text:style-name="Text_20_body_20_3">の<text:span text:style-name="T1">であれば</text:span>、賃貸住居用のAtomフィードは下記<text:span text:style-name="T1">の場所に生成されます。</text:span></text:p>
      <text:p text:style-name="Text_20_body_20_3"><text:a xlink:type="simple" xlink:href="http://www.example.com/rent.xml">http://www.example.com/rl-atom.xml</text:a></text:p>
      <text:p text:style-name="P20">このアドレスを、ページのヘッダー部分にリンクとして追加しておくことで自動発見が有効になります。</text:p>
      <text:p text:style-name="P20">既定のヘッダーのテンプレートには、既に賃貸と売買それぞれのフィードへのリンクが埋め込まれており、自動発見が有効になっています。もし、売買は利用していない、といった場合、売買のリンクを削除しておくことをお勧めします。</text:p>
      <text:p text:style-name="P20"/>
      <text:p text:style-name="P14"/>
      <text:list text:style-name="Outline" text:continue-numbering="true">
        <text:list-item>
          <text:h text:style-name="P26" text:outline-level="1">FAQ</text:h>
        </text:list-item>
      </text:list>
      <text:p text:style-name="P27"/>
      <text:p text:style-name="P27">Q．検索フォームで、住所や最寄駅の指定を選択にする事は可能ですか。</text:p>
      <text:p text:style-name="P27">A．はい、テキストボックスではなく、セレクトボックス（checkbox, radio）を使うなどで可能です。文字列の「含む」検索ですので、valueに住所を予め埋め込んでおくだけです。</text:p>
      <text:p text:style-name="P27"/>
      <text:p text:style-name="P27">Q．管理画面のカスタマイズはしても良いのでしょうか。</text:p>
      <text:p text:style-name="P27">A．管理画面のテンプレートはカスタマイズ出来ません。もしした場合、正しく動作しなくなる可能性があります。</text:p>
      <text:p text:style-name="P27"/>
      <text:p text:style-name="P27">Q．一般向けのテンプレートの著作権表示を変更出来ますか。</text:p>
      <text:p text:style-name="P27">A．はい、一般向けのテンプレートはサンプルなので、フッターの著作権表示は変更できます。</text:p>
      <text:p text:style-name="P27"/>
      <text:p text:style-name="P27">Q．最大登録可能物件数はいくつですか。</text:p>
      <text:p text:style-name="P27">A．基本的には制限はありませんが、運用するサーバーの能力と設定によって制限されます。</text:p>
      <text:p text:style-name="P30"/>
      <text:p text:style-name="P30">月額263円のロリポップ（http://www.lolipop.jp/）レンタルサーバーでテストした所、賃貸の住居用の物件を１万件登録しても動作しました（１万件の物件を登録する事をお勧めするものでも保証するものでもありませんが...）。開発環境のサーバーでは、それ以上の物件数も問題なく動作はしております。</text:p>
      <text:p text:style-name="P30">　</text:p>
      <text:p text:style-name="P30">しかし、非力なサーバーまたは共有サーバーなどで、膨大な物件数がある場合、設定や性能によっては処理のタイムアウト（時間切れ）、またはメモリ制限、CPI負荷による停止、などで、処理の途中で「Internal Server Error 500」エラーが発生する可能性があります。</text:p>
      <text:p text:style-name="P30">または、画像を登録する際画像のリサイズ等の処理に負荷がかかるため、複数画像をまとめて登録する際に、同様のエラーが起きる場合がございます。この場合は、画像の追加は一枚ずつ行なう事によって対応出来る場合がございます。</text:p>
      <text:p text:style-name="P30"/>
      <text:p text:style-name="P30">バックアップ・リストアも同様に、物件数が沢山ありますと、同様のエラーが発生する場合がございます。インポート・エクスポートでは、自動的に４０物件ずつに処理を分けて実行している為、CGIスクリプトへの連続アクセスが禁止されていない限り、何件でも可能です。</text:p>
      <text:p text:style-name="P27"/>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P15" text:outline-level="5">テンプレートファイル一覧と<text:span text:style-name="T1">各ファイルの</text:span>説明</text:h>
                        </text:list-item>
                      </text:list>
                    </text:list-item>
                  </text:list>
                </text:list-item>
              </text:list>
            </text:list-item>
          </text:list>
        </text:list-item>
      </text:list>
      <table:table table:name="表1" table:style-name="表1">
        <table:table-column table:style-name="表1.A"/>
        <table:table-column table:style-name="表1.B"/>
        <table:table-header-rows>
          <table:table-row>
            <table:table-cell table:style-name="表1.A1" office:value-type="string">
              <text:p text:style-name="P31">テンプレート<text:line-break/>ファイル名</text:p>
            </table:table-cell>
            <table:table-cell table:style-name="表1.B1" office:value-type="string">
              <text:p text:style-name="P32">説明</text:p>
            </table:table-cell>
          </table:table-row>
        </table:table-header-rows>
        <table:table-row>
          <table:table-cell table:style-name="表1.A2" office:value-type="string">
            <text:p text:style-name="Table_20_Contents">site_header.tmpl</text:p>
          </table:table-cell>
          <table:table-cell table:style-name="表1.B2" office:value-type="string">
            <text:p text:style-name="P33">ヘッダー部。すべてのページで共通に利用します。</text:p>
          </table:table-cell>
        </table:table-row>
        <table:table-row>
          <table:table-cell table:style-name="表1.A2" office:value-type="string">
            <text:p text:style-name="Table_20_Contents">site_footer.tmpl</text:p>
          </table:table-cell>
          <table:table-cell table:style-name="表1.B2" office:value-type="string">
            <text:p text:style-name="P33">フッター部。すべてのページで共通に利用します。</text:p>
          </table:table-cell>
        </table:table-row>
        <table:table-row>
          <table:table-cell table:style-name="表1.A2" office:value-type="string">
            <text:p text:style-name="Table_20_Contents"/>
          </table:table-cell>
          <table:table-cell table:style-name="表1.B2" office:value-type="string">
            <text:p text:style-name="P33"/>
          </table:table-cell>
        </table:table-row>
        <table:table-row>
          <table:table-cell table:style-name="表1.A2" office:value-type="string">
            <text:p text:style-name="Table_20_Contents">site_rl_sidebar.tmpl</text:p>
          </table:table-cell>
          <table:table-cell table:style-name="表1.B2" office:value-type="string">
            <text:p text:style-name="P33">賃貸住居用のページでのサイドメニュー。不要なら利用しなくても可です。</text:p>
          </table:table-cell>
        </table:table-row>
        <table:table-row>
          <table:table-cell table:style-name="表1.A2" office:value-type="string">
            <text:p text:style-name="Table_20_Contents">site_rb_sidebar.tmpl</text:p>
          </table:table-cell>
          <table:table-cell table:style-name="表1.B2" office:value-type="string">
            <text:p text:style-name="P33">賃貸事業用のページでのサイドメニュー。不要なら利用しなくても可です。</text:p>
          </table:table-cell>
        </table:table-row>
        <table:table-row>
          <table:table-cell table:style-name="表1.A2" office:value-type="string">
            <text:p text:style-name="Table_20_Contents">site_bl_sidebar.tmpl</text:p>
          </table:table-cell>
          <table:table-cell table:style-name="表1.B2" office:value-type="string">
            <text:p text:style-name="P33">売買土地のページでのサイドメニュー。不要なら利用しなくても可です。</text:p>
          </table:table-cell>
        </table:table-row>
        <table:table-row>
          <table:table-cell table:style-name="表1.A2" office:value-type="string">
            <text:p text:style-name="Table_20_Contents">site_bm_sidebar.tmpl</text:p>
          </table:table-cell>
          <table:table-cell table:style-name="表1.B2" office:value-type="string">
            <text:p text:style-name="P33">売買マンションのページでのサイドメニュー。不要なら利用しなくても可です。</text:p>
          </table:table-cell>
        </table:table-row>
        <table:table-row>
          <table:table-cell table:style-name="表1.A2" office:value-type="string">
            <text:p text:style-name="Table_20_Contents">site_bh_sidebar.tmpl</text:p>
          </table:table-cell>
          <table:table-cell table:style-name="表1.B2" office:value-type="string">
            <text:p text:style-name="P33">売買一戸建てのページでのサイドメニュー。不要なら利用しなくても可です。</text:p>
          </table:table-cell>
        </table:table-row>
        <table:table-row>
          <table:table-cell table:style-name="表1.A2" office:value-type="string">
            <text:p text:style-name="Table_20_Contents">&lt;<text:span text:style-name="T1">賃貸住居用</text:span>&gt;</text:p>
          </table:table-cell>
          <table:table-cell table:style-name="表1.B2" office:value-type="string">
            <text:p text:style-name="Table_20_Contents"/>
          </table:table-cell>
        </table:table-row>
        <table:table-row>
          <table:table-cell table:style-name="表1.A2" office:value-type="string">
            <text:p text:style-name="Table_20_Contents">pub_rl_search_result.tmpl</text:p>
          </table:table-cell>
          <table:table-cell table:style-name="表1.B2" office:value-type="string">
            <text:p text:style-name="P33">検索結果一覧</text:p>
          </table:table-cell>
        </table:table-row>
        <table:table-row>
          <table:table-cell table:style-name="表1.A2" office:value-type="string">
            <text:p text:style-name="Table_20_Contents">pub_rl_search.tmpl</text:p>
          </table:table-cell>
          <table:table-cell table:style-name="表1.B2" office:value-type="string">
            <text:p text:style-name="P33">検索フォーム</text:p>
          </table:table-cell>
        </table:table-row>
        <table:table-row>
          <table:table-cell table:style-name="表1.A2" office:value-type="string">
            <text:p text:style-name="Table_20_Contents">pub_rl_Inquiry.tmpl</text:p>
          </table:table-cell>
          <table:table-cell table:style-name="表1.B2" office:value-type="string">
            <text:p text:style-name="P33">問い合わせフォーム</text:p>
          </table:table-cell>
        </table:table-row>
        <table:table-row>
          <table:table-cell table:style-name="表1.A2" office:value-type="string">
            <text:p text:style-name="Table_20_Contents">pub_rl_detail.tmpl</text:p>
          </table:table-cell>
          <table:table-cell table:style-name="表1.B2" office:value-type="string">
            <text:p text:style-name="P33">物件詳細</text:p>
          </table:table-cell>
        </table:table-row>
        <table:table-row>
          <table:table-cell table:style-name="表1.A2" office:value-type="string">
            <text:p text:style-name="Table_20_Contents">&lt;<text:span text:style-name="T1">賃貸事業用</text:span>&gt;</text:p>
          </table:table-cell>
          <table:table-cell table:style-name="表1.B2" office:value-type="string">
            <text:p text:style-name="Table_20_Contents"/>
          </table:table-cell>
        </table:table-row>
        <table:table-row>
          <table:table-cell table:style-name="表1.A2" office:value-type="string">
            <text:p text:style-name="Table_20_Contents">pub_rb_search_result.tmpl</text:p>
          </table:table-cell>
          <table:table-cell table:style-name="表1.B2" office:value-type="string">
            <text:p text:style-name="P33">検索結果一覧</text:p>
          </table:table-cell>
        </table:table-row>
        <table:table-row>
          <table:table-cell table:style-name="表1.A2" office:value-type="string">
            <text:p text:style-name="Table_20_Contents">pub_rb_search.tmpl</text:p>
          </table:table-cell>
          <table:table-cell table:style-name="表1.B2" office:value-type="string">
            <text:p text:style-name="P33">検索フォーム</text:p>
          </table:table-cell>
        </table:table-row>
        <table:table-row>
          <table:table-cell table:style-name="表1.A2" office:value-type="string">
            <text:p text:style-name="Table_20_Contents">pub_rb_Inquiry.tmpl</text:p>
          </table:table-cell>
          <table:table-cell table:style-name="表1.B2" office:value-type="string">
            <text:p text:style-name="P33">問い合わせフォーム</text:p>
          </table:table-cell>
        </table:table-row>
        <table:table-row>
          <table:table-cell table:style-name="表1.A2" office:value-type="string">
            <text:p text:style-name="Table_20_Contents">pub_rb_detail.tmpl</text:p>
          </table:table-cell>
          <table:table-cell table:style-name="表1.B2" office:value-type="string">
            <text:p text:style-name="P33">物件詳細</text:p>
          </table:table-cell>
        </table:table-row>
        <table:table-row>
          <table:table-cell table:style-name="表1.A2" office:value-type="string">
            <text:p text:style-name="Table_20_Contents"/>
          </table:table-cell>
          <table:table-cell table:style-name="表1.B2" office:value-type="string">
            <text:p text:style-name="Table_20_Contents"/>
          </table:table-cell>
        </table:table-row>
        <table:table-row>
          <table:table-cell table:style-name="表1.A2" office:value-type="string">
            <text:p text:style-name="Table_20_Contents">pub_bs_inquiry_buy.tmpl</text:p>
          </table:table-cell>
          <table:table-cell table:style-name="表1.B2" office:value-type="string">
            <text:p text:style-name="P33">売買（共通）お問い合わせフォーム</text:p>
          </table:table-cell>
        </table:table-row>
        <table:table-row>
          <table:table-cell table:style-name="表1.A2" office:value-type="string">
            <text:p text:style-name="Table_20_Contents">pub_bs_inquiry_buy.tmpl-simple</text:p>
          </table:table-cell>
          <table:table-cell table:style-name="表1.B2" office:value-type="string">
            <text:p text:style-name="P33">上記フォームのシンプル版。利用する場合は、ファイル名の末尾「-simple」を取って差し替えてください。</text:p>
          </table:table-cell>
        </table:table-row>
        <table:table-row>
          <table:table-cell table:style-name="表1.A2" office:value-type="string">
            <text:p text:style-name="Table_20_Contents"/>
          </table:table-cell>
          <table:table-cell table:style-name="表1.B2" office:value-type="string">
            <text:p text:style-name="Table_20_Contents"/>
          </table:table-cell>
        </table:table-row>
        <table:table-row>
          <table:table-cell table:style-name="表1.A2" office:value-type="string">
            <text:p text:style-name="Table_20_Contents">&lt;<text:span text:style-name="T1">売買マンション</text:span>&gt;</text:p>
          </table:table-cell>
          <table:table-cell table:style-name="表1.B2" office:value-type="string">
            <text:p text:style-name="Table_20_Contents"/>
          </table:table-cell>
        </table:table-row>
        <table:table-row>
          <table:table-cell table:style-name="表1.A2" office:value-type="string">
            <text:p text:style-name="Table_20_Contents">pub_bm_search_result.tmpl</text:p>
          </table:table-cell>
          <table:table-cell table:style-name="表1.B2" office:value-type="string">
            <text:p text:style-name="P33">検索結果一覧</text:p>
          </table:table-cell>
        </table:table-row>
        <table:table-row>
          <table:table-cell table:style-name="表1.A2" office:value-type="string">
            <text:p text:style-name="Table_20_Contents">pub_bm_search.tmpl</text:p>
          </table:table-cell>
          <table:table-cell table:style-name="表1.B2" office:value-type="string">
            <text:p text:style-name="P33">検索フォーム</text:p>
          </table:table-cell>
        </table:table-row>
        <table:table-row>
          <table:table-cell table:style-name="表1.A2" office:value-type="string">
            <text:p text:style-name="Table_20_Contents">pub_bm_Inquiry.tmpl</text:p>
          </table:table-cell>
          <table:table-cell table:style-name="表1.B2" office:value-type="string">
            <text:p text:style-name="P33">問い合わせフォーム</text:p>
          </table:table-cell>
        </table:table-row>
        <table:table-row>
          <table:table-cell table:style-name="表1.A2" office:value-type="string">
            <text:p text:style-name="Table_20_Contents">pub_bm_detail.tmpl</text:p>
          </table:table-cell>
          <table:table-cell table:style-name="表1.B2" office:value-type="string">
            <text:p text:style-name="P33">物件詳細</text:p>
          </table:table-cell>
        </table:table-row>
        <table:table-row>
          <table:table-cell table:style-name="表1.A2" office:value-type="string">
            <text:p text:style-name="Table_20_Contents">&lt;<text:span text:style-name="T1">売買土地</text:span>&gt;</text:p>
          </table:table-cell>
          <table:table-cell table:style-name="表1.B2" office:value-type="string">
            <text:p text:style-name="Table_20_Contents"/>
          </table:table-cell>
        </table:table-row>
        <table:table-row>
          <table:table-cell table:style-name="表1.A2" office:value-type="string">
            <text:p text:style-name="Table_20_Contents">pub_bl_search_result.tmpl</text:p>
          </table:table-cell>
          <table:table-cell table:style-name="表1.B2" office:value-type="string">
            <text:p text:style-name="P33">検索結果一覧</text:p>
          </table:table-cell>
        </table:table-row>
        <table:table-row>
          <table:table-cell table:style-name="表1.A2" office:value-type="string">
            <text:p text:style-name="Table_20_Contents">pub_bl_search.tmpl</text:p>
          </table:table-cell>
          <table:table-cell table:style-name="表1.B2" office:value-type="string">
            <text:p text:style-name="P33">検索フォーム</text:p>
          </table:table-cell>
        </table:table-row>
        <table:table-row>
          <table:table-cell table:style-name="表1.A2" office:value-type="string">
            <text:p text:style-name="Table_20_Contents">pub_bl_Inquiry.tmpl</text:p>
          </table:table-cell>
          <table:table-cell table:style-name="表1.B2" office:value-type="string">
            <text:p text:style-name="P33">問い合わせフォーム</text:p>
          </table:table-cell>
        </table:table-row>
        <table:table-row>
          <table:table-cell table:style-name="表1.A2" office:value-type="string">
            <text:p text:style-name="Table_20_Contents">pub_bl_detail.tmpl</text:p>
          </table:table-cell>
          <table:table-cell table:style-name="表1.B2" office:value-type="string">
            <text:p text:style-name="P33">物件詳細</text:p>
          </table:table-cell>
        </table:table-row>
        <table:table-row>
          <table:table-cell table:style-name="表1.A2" office:value-type="string">
            <text:p text:style-name="Table_20_Contents">&lt;<text:span text:style-name="T1">売買一戸建て</text:span>&gt;</text:p>
          </table:table-cell>
          <table:table-cell table:style-name="表1.B2" office:value-type="string">
            <text:p text:style-name="Table_20_Contents"/>
          </table:table-cell>
        </table:table-row>
        <table:table-row>
          <table:table-cell table:style-name="表1.A2" office:value-type="string">
            <text:p text:style-name="Table_20_Contents">pub_bh_search_result.tmpl</text:p>
          </table:table-cell>
          <table:table-cell table:style-name="表1.B2" office:value-type="string">
            <text:p text:style-name="P33">検索結果一覧</text:p>
          </table:table-cell>
        </table:table-row>
        <table:table-row>
          <table:table-cell table:style-name="表1.A2" office:value-type="string">
            <text:p text:style-name="Table_20_Contents">pub_bh_search.tmpl</text:p>
          </table:table-cell>
          <table:table-cell table:style-name="表1.B2" office:value-type="string">
            <text:p text:style-name="P33">検索フォーム</text:p>
          </table:table-cell>
        </table:table-row>
        <table:table-row>
          <table:table-cell table:style-name="表1.A2" office:value-type="string">
            <text:p text:style-name="Table_20_Contents">pub_bh_Inquiry.tmpl</text:p>
          </table:table-cell>
          <table:table-cell table:style-name="表1.B2" office:value-type="string">
            <text:p text:style-name="P33">問い合わせフォーム</text:p>
          </table:table-cell>
        </table:table-row>
        <table:table-row>
          <table:table-cell table:style-name="表1.A2" office:value-type="string">
            <text:p text:style-name="Table_20_Contents">pub_bh_detail.tmpl</text:p>
          </table:table-cell>
          <table:table-cell table:style-name="表1.B2" office:value-type="string">
            <text:p text:style-name="P33">物件詳細</text:p>
          </table:table-cell>
        </table:table-row>
        <table:table-row>
          <table:table-cell table:style-name="表1.A2" office:value-type="string">
            <text:p text:style-name="Table_20_Contents">&lt;<text:span text:style-name="T1">売買投資用</text:span>&gt;</text:p>
          </table:table-cell>
          <table:table-cell table:style-name="表1.B2" office:value-type="string">
            <text:p text:style-name="P33"/>
          </table:table-cell>
        </table:table-row>
        <table:table-row>
          <table:table-cell table:style-name="表1.A2" office:value-type="string">
            <text:p text:style-name="Table_20_Contents">pub_<text:span text:style-name="T1">b</text:span>b_search_result.tmpl</text:p>
          </table:table-cell>
          <table:table-cell table:style-name="表1.B2" office:value-type="string">
            <text:p text:style-name="P33">検索結果一覧</text:p>
          </table:table-cell>
        </table:table-row>
        <table:table-row>
          <table:table-cell table:style-name="表1.A2" office:value-type="string">
            <text:p text:style-name="Table_20_Contents">pub_<text:span text:style-name="T1">b</text:span>b_search.tmpl</text:p>
          </table:table-cell>
          <table:table-cell table:style-name="表1.B2" office:value-type="string">
            <text:p text:style-name="P33">検索フォーム</text:p>
          </table:table-cell>
        </table:table-row>
        <table:table-row>
          <table:table-cell table:style-name="表1.A2" office:value-type="string">
            <text:p text:style-name="Table_20_Contents">pub_<text:span text:style-name="T1">b</text:span>b_Inquiry.tmpl</text:p>
          </table:table-cell>
          <table:table-cell table:style-name="表1.B2" office:value-type="string">
            <text:p text:style-name="P33">問い合わせフォーム</text:p>
          </table:table-cell>
        </table:table-row>
        <table:table-row>
          <table:table-cell table:style-name="表1.A2" office:value-type="string">
            <text:p text:style-name="Table_20_Contents">pub_<text:span text:style-name="T1">b</text:span><text:span text:style-name="T1">b</text:span>_detail.tmpl</text:p>
          </table:table-cell>
          <table:table-cell table:style-name="表1.B2" office:value-type="string">
            <text:p text:style-name="P33">物件詳細</text:p>
          </table:table-cell>
        </table:table-row>
        <table:table-row>
          <table:table-cell table:style-name="表1.A2" office:value-type="string">
            <text:p text:style-name="Table_20_Contents"/>
          </table:table-cell>
          <table:table-cell table:style-name="表1.B2" office:value-type="string">
            <text:p text:style-name="P33"/>
          </table:table-cell>
        </table:table-row>
        <table:table-row>
          <table:table-cell table:style-name="表1.A2" office:value-type="string">
            <text:p text:style-name="Table_20_Contents">&lt;<text:span text:style-name="T1">携帯・モバイル</text:span>&gt;</text:p>
          </table:table-cell>
          <table:table-cell table:style-name="表1.B2" office:value-type="string">
            <text:p text:style-name="Table_20_Contents"/>
          </table:table-cell>
        </table:table-row>
        <table:table-row>
          <table:table-cell table:style-name="表1.A2" office:value-type="string">
            <text:p text:style-name="Table_20_Contents">mob_rl_search_result.tmpl</text:p>
          </table:table-cell>
          <table:table-cell table:style-name="表1.B2" office:value-type="string">
            <text:p text:style-name="P33">賃貸住居用検索結果一覧</text:p>
          </table:table-cell>
        </table:table-row>
        <table:table-row>
          <table:table-cell table:style-name="表1.A2" office:value-type="string">
            <text:p text:style-name="Table_20_Contents">mob_rl_search.tmpl</text:p>
          </table:table-cell>
          <table:table-cell table:style-name="表1.B2" office:value-type="string">
            <text:p text:style-name="P33">賃貸住居用検索フォーム</text:p>
          </table:table-cell>
        </table:table-row>
        <table:table-row>
          <table:table-cell table:style-name="表1.A2" office:value-type="string">
            <text:p text:style-name="Table_20_Contents">mob_rl_Inquiry.tmpl</text:p>
          </table:table-cell>
          <table:table-cell table:style-name="表1.B2" office:value-type="string">
            <text:p text:style-name="P33">賃貸住居用問い合わせフォーム</text:p>
          </table:table-cell>
        </table:table-row>
        <table:table-row>
          <table:table-cell table:style-name="表1.A2" office:value-type="string">
            <text:p text:style-name="Table_20_Contents">mob_rl_detail.tmpl</text:p>
          </table:table-cell>
          <table:table-cell table:style-name="表1.B2" office:value-type="string">
            <text:p text:style-name="P33">賃貸住居用物件詳細</text:p>
          </table:table-cell>
        </table:table-row>
        <table:table-row>
          <table:table-cell table:style-name="表1.A2" office:value-type="string">
            <text:p text:style-name="Table_20_Contents">mob_rb_search_result.tmpl</text:p>
          </table:table-cell>
          <table:table-cell table:style-name="表1.B2" office:value-type="string">
            <text:p text:style-name="P33">賃貸事業用検索結果一覧</text:p>
          </table:table-cell>
        </table:table-row>
        <table:table-row>
          <table:table-cell table:style-name="表1.A2" office:value-type="string">
            <text:p text:style-name="Table_20_Contents">mob_rb_search.tmpl</text:p>
          </table:table-cell>
          <table:table-cell table:style-name="表1.B2" office:value-type="string">
            <text:p text:style-name="P33">賃貸事業用検索フォーム</text:p>
          </table:table-cell>
        </table:table-row>
        <table:table-row>
          <table:table-cell table:style-name="表1.A2" office:value-type="string">
            <text:p text:style-name="Table_20_Contents">mob_rb_Inquiry.tmpl</text:p>
          </table:table-cell>
          <table:table-cell table:style-name="表1.B2" office:value-type="string">
            <text:p text:style-name="P33">賃貸事業用問い合わせフォーム</text:p>
          </table:table-cell>
        </table:table-row>
        <table:table-row>
          <table:table-cell table:style-name="表1.A2" office:value-type="string">
            <text:p text:style-name="Table_20_Contents">mob_rb_detail.tmpl</text:p>
          </table:table-cell>
          <table:table-cell table:style-name="表1.B2" office:value-type="string">
            <text:p text:style-name="P33">賃貸事業用物件詳細</text:p>
          </table:table-cell>
        </table:table-row>
        <table:table-row>
          <table:table-cell table:style-name="表1.A2" office:value-type="string">
            <text:p text:style-name="Table_20_Contents">mob_menu.tmpl</text:p>
          </table:table-cell>
          <table:table-cell table:style-name="表1.B2" office:value-type="string">
            <text:p text:style-name="P33">モバイル検索のトップ（メイン）メニュー</text:p>
          </table:table-cell>
        </table:table-row>
        <table:table-row>
          <table:table-cell table:style-name="表1.A2" office:value-type="string">
            <text:p text:style-name="Table_20_Contents">mob_header.tmpl</text:p>
          </table:table-cell>
          <table:table-cell table:style-name="表1.B2" office:value-type="string">
            <text:p text:style-name="P33">ヘッダー</text:p>
          </table:table-cell>
        </table:table-row>
        <table:table-row>
          <table:table-cell table:style-name="表1.A2" office:value-type="string">
            <text:p text:style-name="Table_20_Contents">mob_footer.tmpl</text:p>
          </table:table-cell>
          <table:table-cell table:style-name="表1.B2" office:value-type="string">
            <text:p text:style-name="P33">フッター</text:p>
          </table:table-cell>
        </table:table-row>
        <table:table-row>
          <table:table-cell table:style-name="表1.A2" office:value-type="string">
            <text:p text:style-name="Table_20_Contents">mob_bm_search_result.tmpl</text:p>
          </table:table-cell>
          <table:table-cell table:style-name="表1.B2" office:value-type="string">
            <text:p text:style-name="P33">売買マンション検索結果一覧</text:p>
          </table:table-cell>
        </table:table-row>
        <table:table-row>
          <table:table-cell table:style-name="表1.A2" office:value-type="string">
            <text:p text:style-name="Table_20_Contents">mob_bm_search.tmpl</text:p>
          </table:table-cell>
          <table:table-cell table:style-name="表1.B2" office:value-type="string">
            <text:p text:style-name="P33">売買マンション検索フォーム</text:p>
          </table:table-cell>
        </table:table-row>
        <table:table-row>
          <table:table-cell table:style-name="表1.A2" office:value-type="string">
            <text:p text:style-name="Table_20_Contents">mob_bm_Inquiry.tmpl</text:p>
          </table:table-cell>
          <table:table-cell table:style-name="表1.B2" office:value-type="string">
            <text:p text:style-name="P33">売買マンション問い合わせフォーム</text:p>
          </table:table-cell>
        </table:table-row>
        <table:table-row>
          <table:table-cell table:style-name="表1.A2" office:value-type="string">
            <text:p text:style-name="Table_20_Contents">mob_bm_detail.tmpl</text:p>
          </table:table-cell>
          <table:table-cell table:style-name="表1.B2" office:value-type="string">
            <text:p text:style-name="P33">売買マンション物件詳細</text:p>
          </table:table-cell>
        </table:table-row>
        <table:table-row>
          <table:table-cell table:style-name="表1.A2" office:value-type="string">
            <text:p text:style-name="Table_20_Contents">mob_bl_search_result.tmpl</text:p>
          </table:table-cell>
          <table:table-cell table:style-name="表1.B2" office:value-type="string">
            <text:p text:style-name="P33">売買土地検索結果一覧</text:p>
          </table:table-cell>
        </table:table-row>
        <table:table-row>
          <table:table-cell table:style-name="表1.A2" office:value-type="string">
            <text:p text:style-name="Table_20_Contents">mob_bl_search.tmpl</text:p>
          </table:table-cell>
          <table:table-cell table:style-name="表1.B2" office:value-type="string">
            <text:p text:style-name="P33">売買土地検索フォーム</text:p>
          </table:table-cell>
        </table:table-row>
        <table:table-row>
          <table:table-cell table:style-name="表1.A2" office:value-type="string">
            <text:p text:style-name="Table_20_Contents">mob_bl_Inquiry.tmpl</text:p>
          </table:table-cell>
          <table:table-cell table:style-name="表1.B2" office:value-type="string">
            <text:p text:style-name="P33">売買土地問い合わせフォーム</text:p>
          </table:table-cell>
        </table:table-row>
        <table:table-row>
          <table:table-cell table:style-name="表1.A2" office:value-type="string">
            <text:p text:style-name="Table_20_Contents">mob_bl_detail.tmpl</text:p>
          </table:table-cell>
          <table:table-cell table:style-name="表1.B2" office:value-type="string">
            <text:p text:style-name="P33">売買土地物件詳細</text:p>
          </table:table-cell>
        </table:table-row>
        <table:table-row>
          <table:table-cell table:style-name="表1.A2" office:value-type="string">
            <text:p text:style-name="Table_20_Contents">mob_bh_search_result.tmpl</text:p>
          </table:table-cell>
          <table:table-cell table:style-name="表1.B2" office:value-type="string">
            <text:p text:style-name="P33">売買一戸建て検索結果一覧</text:p>
          </table:table-cell>
        </table:table-row>
        <table:table-row>
          <table:table-cell table:style-name="表1.A2" office:value-type="string">
            <text:p text:style-name="Table_20_Contents">mob_bh_search.tmpl</text:p>
          </table:table-cell>
          <table:table-cell table:style-name="表1.B2" office:value-type="string">
            <text:p text:style-name="P33">売買一戸建て検索フォーム</text:p>
          </table:table-cell>
        </table:table-row>
        <table:table-row>
          <table:table-cell table:style-name="表1.A2" office:value-type="string">
            <text:p text:style-name="Table_20_Contents">mob_bh_Inquiry.tmpl</text:p>
          </table:table-cell>
          <table:table-cell table:style-name="表1.B2" office:value-type="string">
            <text:p text:style-name="P33">売買一戸建て問い合わせフォーム</text:p>
          </table:table-cell>
        </table:table-row>
        <table:table-row>
          <table:table-cell table:style-name="表1.A2" office:value-type="string">
            <text:p text:style-name="Table_20_Contents">mob_bh_detail.tmpl</text:p>
          </table:table-cell>
          <table:table-cell table:style-name="表1.B2" office:value-type="string">
            <text:p text:style-name="P33">売買一戸建て物件詳細</text:p>
          </table:table-cell>
        </table:table-row>
        <table:table-row>
          <table:table-cell table:style-name="表1.A2" office:value-type="string">
            <text:p text:style-name="Table_20_Contents">mob_<text:span text:style-name="T1">bb_</text:span>search_result.tmpl</text:p>
          </table:table-cell>
          <table:table-cell table:style-name="表1.B2" office:value-type="string">
            <text:p text:style-name="P33">売買<text:span text:style-name="T1">投資</text:span>用検索結果一覧</text:p>
          </table:table-cell>
        </table:table-row>
        <table:table-row>
          <table:table-cell table:style-name="表1.A2" office:value-type="string">
            <text:p text:style-name="Table_20_Contents">mob_b<text:span text:style-name="T1">b</text:span>_search.tmpl</text:p>
          </table:table-cell>
          <table:table-cell table:style-name="表1.B2" office:value-type="string">
            <text:p text:style-name="P33">売買<text:span text:style-name="T1">投資</text:span>用検索フォーム</text:p>
          </table:table-cell>
        </table:table-row>
        <table:table-row>
          <table:table-cell table:style-name="表1.A2" office:value-type="string">
            <text:p text:style-name="Table_20_Contents">mob_b<text:span text:style-name="T1">b</text:span>_Inquiry.tmpl</text:p>
          </table:table-cell>
          <table:table-cell table:style-name="表1.B2" office:value-type="string">
            <text:p text:style-name="P33">売買<text:span text:style-name="T1">投資</text:span>用問い合わせフォーム</text:p>
          </table:table-cell>
        </table:table-row>
        <table:table-row>
          <table:table-cell table:style-name="表1.A2" office:value-type="string">
            <text:p text:style-name="Table_20_Contents">mob_b<text:span text:style-name="T1">b</text:span>_detail.tmpl</text:p>
          </table:table-cell>
          <table:table-cell table:style-name="表1.B2" office:value-type="string">
            <text:p text:style-name="P33">売買<text:span text:style-name="T1">投資</text:span>用物件詳細</text:p>
          </table:table-cell>
        </table:table-row>
        <table:table-row>
          <table:table-cell table:style-name="表1.A2" office:value-type="string">
            <text:p text:style-name="Table_20_Contents">&lt;<text:span text:style-name="T1">オプション</text:span>&gt;</text:p>
          </table:table-cell>
          <table:table-cell table:style-name="表1.B2" office:value-type="string">
            <text:p text:style-name="Table_20_Contents"/>
          </table:table-cell>
        </table:table-row>
        <table:table-row>
          <table:table-cell table:style-name="表1.A2" office:value-type="string">
            <text:p text:style-name="Table_20_Contents">site_inquiry.tmpl</text:p>
          </table:table-cell>
          <table:table-cell table:style-name="表1.B2" office:value-type="string">
            <text:p text:style-name="P33">汎用お問い合わせフォーム<text:line-break/>(site.cgi?_mode=mode_inquiryから呼び出します)</text:p>
          </table:table-cell>
        </table:table-row>
        <table:table-row>
          <table:table-cell table:style-name="表1.A2" office:value-type="string">
            <text:p text:style-name="Table_20_Contents"/>
          </table:table-cell>
          <table:table-cell table:style-name="表1.B2" office:value-type="string">
            <text:p text:style-name="Table_20_Contents"/>
          </table:table-cell>
        </table:table-row>
        <table:table-row>
          <table:table-cell table:style-name="表1.A2" office:value-type="string">
            <text:p text:style-name="Table_20_Contents">site_static_recommend.tmpl</text:p>
          </table:table-cell>
          <table:table-cell table:style-name="表1.B2" office:value-type="string">
            <text:p text:style-name="P33">お勧め物件を表示します。設定ファイルで指定した名前の静的HTMLファイルが生成されます。</text:p>
          </table:table-cell>
        </table:table-row>
      </table:table>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NewRomanPSMT" svg:font-family="TimesNewRomanPSMT"/>
    <style:font-face style:name="Courier" svg:font-family="Courier" style:font-adornments="Regular" style:font-family-generic="roman" style:font-pitch="fixed"/>
    <style:font-face style:name="Arial Unicode MS" svg:font-family="'Arial Unicode MS'" style:font-pitch="variable"/>
    <style:font-face style:name="HG Mincho Light J" svg:font-family="'HG Mincho Light J'" style:font-pitch="variable"/>
    <style:font-face style:name="HGP創英角ｺﾞｼｯｸUB" svg:font-family="HGP創英角ｺﾞｼｯｸUB" style:font-family-generic="modern" style:font-pitch="variable"/>
    <style:font-face style:name="ＭＳ Ｐゴシック" svg:font-family="'ＭＳ Ｐゴシック'" style:font-family-generic="modern" style:font-pitch="variable"/>
    <style:font-face style:name="Bookman Old Style" svg:font-family="'Bookman Old Style'" style:font-adornments="Normale" style:font-family-generic="roman"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rial" svg:font-family="Arial" style:font-adornments="Normale" style:font-family-generic="swiss" style:font-pitch="variable"/>
    <style:font-face style:name="Verdana" svg:font-family="Verdana"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it" fo:country="IT"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fo:orphans="2" fo:widows="2" fo:hyphenation-ladder-count="no-limit">
        <style:tab-stops/>
        <style:drop-cap/>
      </style:paragraph-properties>
      <style:text-properties style:font-name="Bookman Old Style" fo:language="it" fo:country="IT" fo:font-weight="250" fo:hyphenate="true" fo:hyphenation-remain-char-count="2" fo:hyphenation-push-char-count="2"/>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text-properties fo:language="en" fo:country="US"/>
    </style:style>
    <style:style style:name="Heading" style:family="paragraph" style:parent-style-name="Standard" style:next-style-name="Text_20_body" style:class="text">
      <style:paragraph-properties fo:margin-left="0.499cm" fo:margin-right="0cm" fo:margin-top="0.423cm" fo:margin-bottom="0.212cm" fo:text-indent="0cm" style:auto-text-indent="false" fo:background-color="#ffffcc" fo:padding="0.199cm" fo:border-left="none" fo:border-right="0.002cm solid #000000" fo:border-top="none" fo:border-bottom="0.002cm solid #000000" style:shadow="#e6e6ff 0.18cm 0.18cm" fo:keep-with-next="always">
        <style:background-image/>
      </style:paragraph-properties>
      <style:text-properties style:font-name="Arial" fo:font-size="18pt" fo:language="en" fo:country="US"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_20_1" style:list-style-name="Outline" style:class="text" style:default-outline-level="1">
      <style:paragraph-properties fo:margin-left="0.499cm" fo:margin-right="0cm" fo:text-indent="0cm" style:auto-text-indent="false" fo:background-color="#ffffcc" fo:padding="0.199cm" fo:border-left="0.002cm solid #ffffff" fo:border-right="0.002cm solid #000000" fo:border-top="0.002cm solid #ffffff" fo:border-bottom="0.002cm solid #000000" style:shadow="#e6e6ff 0.18cm 0.18cm">
        <style:tab-stops/>
        <style:background-image/>
      </style:paragraph-properties>
      <style:text-properties style:font-name="Verdana" fo:font-size="18pt" fo:language="en" fo:country="US" fo:font-weight="bold" style:font-size-asian="115%" style:font-weight-asian="bold" style:font-size-complex="115%" style:font-weight-complex="bold"/>
    </style:style>
    <style:style style:name="Heading_20_2" style:display-name="Heading 2" style:family="paragraph" style:parent-style-name="Heading_20_1" style:next-style-name="Text_20_body_20_2" style:list-style-name="Outline" style:class="text" style:default-outline-level="2">
      <style:paragraph-properties fo:margin-left="1cm" fo:margin-right="0cm" fo:text-indent="0cm" style:auto-text-indent="false" fo:background-color="#ffffcc">
        <style:tab-stops/>
        <style:background-image/>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1" style:next-style-name="Text_20_body_20_3" style:class="text">
      <style:paragraph-properties fo:margin-left="2cm" fo:margin-right="0cm" fo:text-indent="0cm" style:auto-text-indent="false" fo:padding="0.049cm" fo:border-left="0.002cm solid #ffffff" fo:border-right="0.002cm solid #000000" fo:border-top="0.002cm solid #ffffff" fo:border-bottom="0.002cm solid #00000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background-color="#ffffcc">
        <style:background-image/>
      </style:paragraph-properties>
      <style:text-properties fo:font-size="85%" fo:language="en" fo:country="US"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auto-update="true" style:class="extra">
      <style:paragraph-properties fo:background-color="transparent" fo:padding="0.199cm" fo:border-left="none" fo:border-right="none" fo:border-top="none" fo:border-bottom="0.002cm solid #000000" text:number-lines="false" text:line-number="0">
        <style:tab-stops>
          <style:tab-stop style:position="8.498cm" style:type="center"/>
          <style:tab-stop style:position="16.999cm" style:type="right"/>
        </style:tab-stops>
        <style:background-image/>
      </style:paragraph-properties>
      <style:text-properties style:font-name="Bookman Old Style" fo:font-size="10pt" fo:language="en" fo:country="US" fo:font-weight="250"/>
    </style:style>
    <style:style style:name="Footer" style:family="paragraph" style:parent-style-name="Standard" style:auto-update="true" style:class="extra">
      <style:paragraph-properties fo:padding="0.049cm" fo:border-left="none" fo:border-right="none" fo:border-top="0.002cm solid #000000" fo:border-bottom="none" text:number-lines="false" text:line-number="0">
        <style:tab-stops>
          <style:tab-stop style:position="8.498cm" style:type="center"/>
          <style:tab-stop style:position="16.999cm" style:type="right"/>
        </style:tab-stops>
      </style:paragraph-properties>
      <style:text-properties style:font-name="Bookman Old Style" fo:font-size="10pt" fo:font-weight="normal"/>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fo:text-align="center" style:justify-single-word="false" text:number-lines="false" text:line-number="0"/>
      <style:text-properties fo:font-size="10pt" fo:font-style="italic" fo:font-weight="bold"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language="en" fo:country="U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1" style:display-name="Text body 1" style:family="paragraph" style:parent-style-name="Text_20_body">
      <style:paragraph-properties fo:margin-left="0.499cm" fo:margin-right="0cm" fo:text-indent="0cm" style:auto-text-indent="false"/>
      <style:text-properties style:font-name="Times" fo:language="en" fo:country="US" fo:font-weight="normal"/>
    </style:style>
    <style:style style:name="Text_20_body_20_2" style:display-name="Text body 2" style:family="paragraph" style:parent-style-name="Text_20_body_20_1">
      <style:paragraph-properties fo:margin-left="1cm" fo:margin-right="0cm" fo:text-indent="0cm" style:auto-text-indent="false"/>
      <style:text-properties fo:language="en" fo:country="US"/>
    </style:style>
    <style:style style:name="Text_20_body_20_3" style:display-name="Text body 3" style:family="paragraph" style:parent-style-name="Text_20_body_20_1">
      <style:paragraph-properties fo:margin-left="2cm" fo:margin-right="0cm" fo:text-indent="0cm" style:auto-text-indent="false"/>
      <style:text-properties fo:language="en" fo:country="US"/>
    </style:style>
    <style:style style:name="Cover_20_Title" style:display-name="Cover Title" style:family="paragraph" style:parent-style-name="Text_20_body_20_1">
      <style:paragraph-properties fo:margin-left="1cm" fo:margin-right="1cm" fo:margin-top="0.21cm" fo:margin-bottom="0.21cm" fo:text-align="center" style:justify-single-word="false" fo:text-indent="0cm" style:auto-text-indent="false" fo:background-color="transparent">
        <style:background-image/>
      </style:paragraph-properties>
      <style:text-properties fo:text-transform="capitalize" fo:color="#000080" style:font-name="Times" fo:font-size="32pt" fo:language="en" fo:country="US" fo:font-weight="normal" style:font-relief="engraved"/>
    </style:style>
    <style:style style:name="Outlined_20_text" style:display-name="Outlined text" style:family="paragraph" style:parent-style-name="Standard">
      <style:paragraph-properties fo:padding="0.15cm" fo:border="0.002cm solid #000000" style:shadow="#808080 0.18cm 0.18cm"/>
      <style:text-properties fo:color="#000080" style:font-name="Courier" fo:font-size="14pt" fo:language="en" fo:country="U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list-style style:name="Outline">
      <text:list-level-style-number text:level="1" text:style-name="Numbering_20_Symbols" style:num-format="1">
        <style:list-level-properties text:min-label-width="0.801cm" text:min-label-distance="0.25cm"/>
      </text:list-level-style-number>
      <text:list-level-style-number text:level="2" style:num-format="1" text:display-levels="2">
        <style:list-level-properties text:space-before="0.1cm" text:min-label-width="0.801cm" text:min-label-distance="0.25cm"/>
      </text:list-level-style-number>
      <text:list-level-style-number text:level="3" style:num-format="1" text:display-levels="3">
        <style:list-level-properties text:space-before="0.1cm" text:min-label-width="0.801cm" text:min-label-distance="0.25cm"/>
      </text:list-level-style-number>
      <text:list-level-style-number text:level="4" style:num-format="1"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text-properties style:language-asian="ja" style:country-asian="JP"/>
    </style:style>
    <style:style style:name="T1" style:family="text">
      <style:text-properties style:language-asian="ja" style:country-asian="JP"/>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style:footer-style>
    </style:page-layout>
  </office:automatic-styles>
  <office:master-styles>
    <style:master-page style:name="Standard" style:page-layout-name="pm1">
      <style:header>
        <text:p text:style-name="Header"><text:chapter text:display="name" text:outline-level="1">FAQ</text:chapter></text:p>
      </style:header>
      <style:footer>
        <text:p text:style-name="P1">REPS 管理マニュアル<text:tab/><text:tab/><text:page-number text:select-page="current">22</text:page-number></text:p>
      </style:footer>
    </style:master-page>
    <style:master-page style:name="First_20_Page" style:display-name="First Page" style:page-layout-name="pm2" style:next-style-name="Standard"/>
    <style:master-page style:name="Index" style:page-layout-name="pm3">
      <style:header>
        <text:p text:style-name="Header"/>
      </style:header>
      <style:footer>
        <text:p text:style-name="Footer"/>
      </style:footer>
    </style:master-page>
    <style:master-page style:name="HTML" style:page-layout-name="pm4"/>
    <style:master-page style:name="Endnote" style:page-layout-name="pm5"/>
    <style:master-page style:name="Destra" style:page-layout-name="pm6" style:next-style-name="Sinistra">
      <style:header>
        <text:p text:style-name="Header">Ver 1<text:tab/><text:tab/><text:chapter text:display="name" text:outline-level="1"/></text:p>
      </style:header>
      <style:footer>
        <text:p text:style-name="Footer"><text:span text:style-name="T1">REPS - 管理マニュアル</text:span><text:tab/><text:tab/><text:page-number text:select-page="current">22</text:page-number></text:p>
      </style:footer>
    </style:master-page>
    <style:master-page style:name="Sinistra" style:page-layout-name="pm1" style:next-style-name="Destra">
      <style:header>
        <text:p text:style-name="Header"><text:chapter text:display="name" text:outline-level="1"/><text:tab/><text:tab/>Ver 1</text:p>
      </style:header>
      <style:footer>
        <text:p text:style-name="Footer"><text:page-number text:select-page="current">22</text:page-number><text:tab/><text:tab/><text:span text:style-name="T1">REPS - 管理マニュアル</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8$Build-9189$CWS-c09v004</meta:generator>
    <meta:creation-date>2006-04-14T09:39:57</meta:creation-date>
    <dc:date>2007-08-29T16:26:18</dc:date>
    <dc:language>it-IT</dc:language>
    <meta:editing-cycles>248</meta:editing-cycles>
    <meta:editing-duration>P1DT11H15M21S</meta:editing-duration>
    <meta:user-defined meta:name="Info 1"/>
    <meta:user-defined meta:name="Info 2"/>
    <meta:user-defined meta:name="Info 3"/>
    <meta:user-defined meta:name="Info 4"/>
    <meta:document-statistic meta:table-count="1" meta:image-count="1" meta:object-count="0" meta:page-count="24" meta:paragraph-count="502" meta:word-count="6085" meta:character-count="15439"/>
  </office:meta>
</office:document-meta>
</file>